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B00000215F0C707549D32BC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2.363cm" fo:min-width="5.423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solid" svg:stroke-width="0.081cm" svg:stroke-color="#e8a202" draw:marker-start="" draw:marker-start-width="0.269cm" draw:marker-start-center="false" draw:marker-end="" draw:marker-end-width="0.269cm" draw:marker-end-center="false" draw:stroke-linejoin="round" svg:stroke-linecap="round" draw:fill="solid" draw:fill-color="#ffd428" draw:textarea-horizontal-align="justify" draw:textarea-vertical-align="middle" draw:auto-grow-height="false" draw:fit-to-size="false" style:shrink-to-fit="false" fo:min-height="1.064cm" fo:min-width="0.813cm" fo:padding-top="0.148cm" fo:padding-bottom="0.148cm" fo:padding-left="0.273cm" fo:padding-right="0.273cm" fo:wrap-option="wrap" draw:shadow="visible" draw:shadow-offset-x="0.071cm" draw:shadow-offset-y="0.071cm" draw:shadow-color="#cccccc"/>
    </style:style>
    <style:style style:name="gr4" style:family="graphic" style:parent-style-name="standard" style:list-style-name="L1">
      <style:graphic-properties draw:stroke="solid" svg:stroke-width="0.081cm" svg:stroke-color="#ed4c05" draw:marker-start="" draw:marker-start-width="0.269cm" draw:marker-start-center="false" draw:marker-end="" draw:marker-end-width="0.269cm" draw:marker-end-center="false" draw:stroke-linejoin="round" svg:stroke-linecap="round" draw:fill="solid" draw:fill-color="#ff5429" draw:textarea-horizontal-align="justify" draw:textarea-vertical-align="middle" draw:auto-grow-height="false" draw:fit-to-size="false" style:shrink-to-fit="false" fo:min-height="1.063cm" fo:min-width="0.814cm" fo:padding-top="0.148cm" fo:padding-bottom="0.148cm" fo:padding-left="0.273cm" fo:padding-right="0.273cm" fo:wrap-option="wrap" draw:shadow="visible" draw:shadow-offset-x="0.071cm" draw:shadow-offset-y="0.071cm" draw:shadow-color="#cccccc"/>
    </style:style>
    <style:style style:name="gr5" style:family="graphic" style:parent-style-name="standard" style:list-style-name="L1">
      <style:graphic-properties draw:stroke="solid" svg:stroke-width="0.081cm" svg:stroke-color="#ea7500" draw:marker-start="" draw:marker-start-width="0.269cm" draw:marker-start-center="false" draw:marker-end="" draw:marker-end-width="0.269cm" draw:marker-end-center="false" draw:stroke-linejoin="round" svg:stroke-linecap="round" draw:fill="solid" draw:fill-color="#ff860d" draw:textarea-horizontal-align="justify" draw:textarea-vertical-align="middle" draw:auto-grow-height="false" draw:fit-to-size="false" style:shrink-to-fit="false" fo:min-height="1.063cm" fo:min-width="0.814cm" fo:padding-top="0.148cm" fo:padding-bottom="0.148cm" fo:padding-left="0.273cm" fo:padding-right="0.273cm" fo:wrap-option="wrap" draw:shadow="visible" draw:shadow-offset-x="0.071cm" draw:shadow-offset-y="0.071cm" draw:shadow-color="#cccccc"/>
    </style:style>
    <style:style style:name="gr6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8000" draw:secondary-fill-color="#d4ea6b" draw:opacity="100%" draw:textarea-horizontal-align="center" draw:textarea-vertical-align="middle" draw:auto-grow-height="false" draw:fit-to-size="false" style:shrink-to-fit="false" fo:min-height="2.215cm" fo:min-width="5.475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7" style:family="graphic" style:parent-style-name="standard" style:list-style-name="L1">
      <style:graphic-properties draw:stroke="solid" svg:stroke-width="0.081cm" svg:stroke-color="#e8a202" draw:marker-start="" draw:marker-start-width="0.269cm" draw:marker-start-center="false" draw:marker-end="" draw:marker-end-width="0.269cm" draw:marker-end-center="false" draw:stroke-linejoin="round" svg:stroke-linecap="round" draw:fill="solid" draw:fill-color="#ffd428" draw:textarea-horizontal-align="justify" draw:textarea-vertical-align="middle" draw:auto-grow-height="false" draw:fit-to-size="false" style:shrink-to-fit="false" fo:min-height="1.064cm" fo:min-width="0.813cm" fo:padding-top="0.148cm" fo:padding-bottom="0.148cm" fo:padding-left="0.273cm" fo:padding-right="0.273cm" fo:wrap-option="wrap" draw:shadow="visible" draw:shadow-offset-x="0.071cm" draw:shadow-offset-y="0.071cm" draw:shadow-color="#cccccc"/>
    </style:style>
    <style:style style:name="gr8" style:family="graphic" style:parent-style-name="standard" style:list-style-name="L1">
      <style:graphic-properties draw:stroke="solid" svg:stroke-width="0.081cm" svg:stroke-color="#ed4c05" draw:marker-start="" draw:marker-start-width="0.269cm" draw:marker-start-center="false" draw:marker-end="" draw:marker-end-width="0.269cm" draw:marker-end-center="false" draw:stroke-linejoin="round" svg:stroke-linecap="round" draw:fill="solid" draw:fill-color="#ff5429" draw:textarea-horizontal-align="justify" draw:textarea-vertical-align="middle" draw:auto-grow-height="false" draw:fit-to-size="false" style:shrink-to-fit="false" fo:min-height="1.063cm" fo:min-width="0.814cm" fo:padding-top="0.148cm" fo:padding-bottom="0.148cm" fo:padding-left="0.273cm" fo:padding-right="0.273cm" fo:wrap-option="wrap" draw:shadow="visible" draw:shadow-offset-x="0.071cm" draw:shadow-offset-y="0.071cm" draw:shadow-color="#cccccc"/>
    </style:style>
    <style:style style:name="gr9" style:family="graphic" style:parent-style-name="standard" style:list-style-name="L1">
      <style:graphic-properties draw:stroke="solid" svg:stroke-width="0.081cm" svg:stroke-color="#ea7500" draw:marker-start="" draw:marker-start-width="0.269cm" draw:marker-start-center="false" draw:marker-end="" draw:marker-end-width="0.269cm" draw:marker-end-center="false" draw:stroke-linejoin="round" svg:stroke-linecap="round" draw:fill="solid" draw:fill-color="#ff860d" draw:textarea-horizontal-align="justify" draw:textarea-vertical-align="middle" draw:auto-grow-height="false" draw:fit-to-size="false" style:shrink-to-fit="false" fo:min-height="1.063cm" fo:min-width="0.814cm" fo:padding-top="0.148cm" fo:padding-bottom="0.148cm" fo:padding-left="0.273cm" fo:padding-right="0.273cm" fo:wrap-option="wrap" draw:shadow="visible" draw:shadow-offset-x="0.071cm" draw:shadow-offset-y="0.071cm" draw:shadow-color="#cccccc"/>
    </style:style>
    <style:style style:name="gr10" style:family="graphic" style:parent-style-name="objectwithoutfill">
      <style:graphic-properties draw:stroke="none" svg:stroke-color="#000000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" style:family="paragraph">
      <loext:graphic-properties draw:fill="solid" draw:fill-color="#729fc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5429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8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name="blue 1" draw:style-name="gr1" draw:text-style-name="P2" draw:layer="layout" svg:width="6cm" svg:height="2.7cm" svg:x="10.2cm" svg:y="3.8cm">
            <text:p text:style-name="P1"><text:span text:style-name="T1">‘</text:span><text:span text:style-name="T1">asio</text:span></text:p>
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g>
            <draw:g>
              <draw:frame draw:style-name="gr2" draw:text-style-name="P3" draw:layer="layout" svg:width="2.001cm" svg:height="1.599cm" svg:x="6.6cm" svg:y="4.7cm">
                <draw:image xlink:href="Pictures/100000010000029B00000215F0C707549D32BC42.png" xlink:type="simple" xlink:show="embed" xlink:actuate="onLoad" draw:mime-type="image/png">
                  <text:p/>
                </draw:image>
              </draw:frame>
              <draw:g draw:name="3-circle-arrow 1">
                <draw:custom-shape draw:name="Pfeil: gebogen 19_ 1" draw:style-name="gr3" draw:text-style-name="P4" draw:layer="layout" svg:width="2.195cm" svg:height="2.196cm" svg:x="6.503cm" svg:y="4.401cm">
                  <text:p/>
                  <draw:enhanced-geometry draw:mirror-horizontal="false" draw:mirror-vertical="false" svg:viewBox="0 0 0 0" draw:text-areas="?f193 ?f195 ?f194 ?f196" draw:type="ooxml-circularArrow" draw:modifiers="12500 1142319 20457681 14673235.9607819 12500" draw:enhanced-path="M ?f60 ?f61 L ?f172 ?f173 ?f54 ?f55 ?f174 ?f175 ?f159 ?f160 Z N" drawooo:enhanced-path="M ?f60 ?f61 G ?f10 ?f12 ?f197 ?f198 L ?f172 ?f173 ?f54 ?f55 ?f174 ?f175 ?f159 ?f160 G ?f13 ?f14 ?f199 ?f200 Z N">
                    <draw:equation draw:name="f0" draw:formula="if(0-$4 ,0,if(25000-$4 ,$4 ,25000))"/>
                    <draw:equation draw:name="f1" draw:formula="?f0 *2/1"/>
                    <draw:equation draw:name="f2" draw:formula="if(0-$0 ,0,if(?f1 -$0 ,$0 ,?f1 ))"/>
                    <draw:equation draw:name="f3" draw:formula="if(1-$2 ,1,if(21599999-$2 ,$2 ,21599999))"/>
                    <draw:equation draw:name="f4" draw:formula="if(0-$3 ,0,if(21599999-$3 ,$3 ,21599999))"/>
                    <draw:equation draw:name="f5" draw:formula="min(logwidth,logheight)"/>
                    <draw:equation draw:name="f6" draw:formula="?f5 *?f2 /100000"/>
                    <draw:equation draw:name="f7" draw:formula="?f5 *?f0 /100000"/>
                    <draw:equation draw:name="f8" draw:formula="?f6 *1/2"/>
                    <draw:equation draw:name="f9" draw:formula="logwidth/2"/>
                    <draw:equation draw:name="f10" draw:formula="?f9 +?f8 -?f7 "/>
                    <draw:equation draw:name="f11" draw:formula="logheight/2"/>
                    <draw:equation draw:name="f12" draw:formula="?f11 +?f8 -?f7 "/>
                    <draw:equation draw:name="f13" draw:formula="?f10 +0-?f6 "/>
                    <draw:equation draw:name="f14" draw:formula="?f12 +0-?f6 "/>
                    <draw:equation draw:name="f15" draw:formula="?f13 +?f8 -0"/>
                    <draw:equation draw:name="f16" draw:formula="?f14 +?f8 -0"/>
                    <draw:equation draw:name="f17" draw:formula="?f15 *sin(pi*(?f3 )/10800000)"/>
                    <draw:equation draw:name="f18" draw:formula="?f16 *cos(pi*(?f3 )/10800000)"/>
                    <draw:equation draw:name="f19" draw:formula="?f15 *(cos(atan2(?f17 ,?f18 )))"/>
                    <draw:equation draw:name="f20" draw:formula="?f16 *(sin(atan2(?f17 ,?f18 )))"/>
                    <draw:equation draw:name="f21" draw:formula="logwidth/2"/>
                    <draw:equation draw:name="f22" draw:formula="?f21 +?f19 -0"/>
                    <draw:equation draw:name="f23" draw:formula="logheight/2"/>
                    <draw:equation draw:name="f24" draw:formula="?f23 +?f20 -0"/>
                    <draw:equation draw:name="f25" draw:formula="min(?f13 ,?f14 )"/>
                    <draw:equation draw:name="f26" draw:formula="?f19 *?f19 /1"/>
                    <draw:equation draw:name="f27" draw:formula="?f20 *?f20 /1"/>
                    <draw:equation draw:name="f28" draw:formula="?f25 *?f25 /1"/>
                    <draw:equation draw:name="f29" draw:formula="?f26 +0-?f28 "/>
                    <draw:equation draw:name="f30" draw:formula="?f27 +0-?f28 "/>
                    <draw:equation draw:name="f31" draw:formula="?f29 *?f30 /?f26 "/>
                    <draw:equation draw:name="f32" draw:formula="?f31 *1/?f27 "/>
                    <draw:equation draw:name="f33" draw:formula="1+0-?f32 "/>
                    <draw:equation draw:name="f34" draw:formula="sqrt(?f33 )"/>
                    <draw:equation draw:name="f35" draw:formula="?f29 *1/?f19 "/>
                    <draw:equation draw:name="f36" draw:formula="?f35 *1/?f20 "/>
                    <draw:equation draw:name="f37" draw:formula="(1+?f34 )/?f36 "/>
                    <draw:equation draw:name="f38" draw:formula="(10800000*atan2(?f37 ,1))/pi"/>
                    <draw:equation draw:name="f39" draw:formula="?f38 +21600000-0"/>
                    <draw:equation draw:name="f40" draw:formula="if(?f38 ,?f38 ,?f39 )"/>
                    <draw:equation draw:name="f41" draw:formula="?f40 +0-?f3 "/>
                    <draw:equation draw:name="f42" draw:formula="?f41 +21600000-0"/>
                    <draw:equation draw:name="f43" draw:formula="if(?f41 ,?f41 ,?f42 )"/>
                    <draw:equation draw:name="f44" draw:formula="?f43 +0-10800000"/>
                    <draw:equation draw:name="f45" draw:formula="?f43 +0-21600000"/>
                    <draw:equation draw:name="f46" draw:formula="if(?f44 ,?f45 ,?f43 )"/>
                    <draw:equation draw:name="f47" draw:formula="abs(?f46 )"/>
                    <draw:equation draw:name="f48" draw:formula="if(0-$1 ,0,if(?f47 -$1 ,$1 ,?f47 ))"/>
                    <draw:equation draw:name="f49" draw:formula="?f3 +?f48 -0"/>
                    <draw:equation draw:name="f50" draw:formula="?f15 *sin(pi*(?f49 )/10800000)"/>
                    <draw:equation draw:name="f51" draw:formula="?f16 *cos(pi*(?f49 )/10800000)"/>
                    <draw:equation draw:name="f52" draw:formula="?f15 *(cos(atan2(?f50 ,?f51 )))"/>
                    <draw:equation draw:name="f53" draw:formula="?f16 *(sin(atan2(?f50 ,?f51 )))"/>
                    <draw:equation draw:name="f54" draw:formula="?f21 +?f52 -0"/>
                    <draw:equation draw:name="f55" draw:formula="?f23 +?f53 -0"/>
                    <draw:equation draw:name="f56" draw:formula="?f10 *sin(pi*(?f4 )/10800000)"/>
                    <draw:equation draw:name="f57" draw:formula="?f12 *cos(pi*(?f4 )/10800000)"/>
                    <draw:equation draw:name="f58" draw:formula="?f10 *(cos(atan2(?f56 ,?f57 )))"/>
                    <draw:equation draw:name="f59" draw:formula="?f12 *(sin(atan2(?f56 ,?f57 )))"/>
                    <draw:equation draw:name="f60" draw:formula="?f21 +?f58 -0"/>
                    <draw:equation draw:name="f61" draw:formula="?f23 +?f59 -0"/>
                    <draw:equation draw:name="f62" draw:formula="?f7 *cos(pi*(?f49 )/10800000)"/>
                    <draw:equation draw:name="f63" draw:formula="?f7 *sin(pi*(?f49 )/10800000)"/>
                    <draw:equation draw:name="f64" draw:formula="?f22 +?f62 -0"/>
                    <draw:equation draw:name="f65" draw:formula="?f24 +?f63 -0"/>
                    <draw:equation draw:name="f66" draw:formula="?f7 *cos(pi*(?f49 )/10800000)"/>
                    <draw:equation draw:name="f67" draw:formula="?f7 *sin(pi*(?f49 )/10800000)"/>
                    <draw:equation draw:name="f68" draw:formula="?f22 +0-?f66 "/>
                    <draw:equation draw:name="f69" draw:formula="?f24 +0-?f67 "/>
                    <draw:equation draw:name="f70" draw:formula="?f68 +0-?f21 "/>
                    <draw:equation draw:name="f71" draw:formula="?f69 +0-?f23 "/>
                    <draw:equation draw:name="f72" draw:formula="?f64 +0-?f21 "/>
                    <draw:equation draw:name="f73" draw:formula="?f65 +0-?f23 "/>
                    <draw:equation draw:name="f74" draw:formula="min(?f10 ,?f12 )"/>
                    <draw:equation draw:name="f75" draw:formula="?f70 *?f74 /?f10 "/>
                    <draw:equation draw:name="f76" draw:formula="?f71 *?f74 /?f12 "/>
                    <draw:equation draw:name="f77" draw:formula="?f72 *?f74 /?f10 "/>
                    <draw:equation draw:name="f78" draw:formula="?f73 *?f74 /?f12 "/>
                    <draw:equation draw:name="f79" draw:formula="?f77 +0-?f75 "/>
                    <draw:equation draw:name="f80" draw:formula="?f78 +0-?f76 "/>
                    <draw:equation draw:name="f81" draw:formula="sqrt(?f79 *?f79 +?f80 *?f80 +0*0)"/>
                    <draw:equation draw:name="f82" draw:formula="?f75 *?f78 /1"/>
                    <draw:equation draw:name="f83" draw:formula="?f77 *?f76 /1"/>
                    <draw:equation draw:name="f84" draw:formula="?f82 +0-?f83 "/>
                    <draw:equation draw:name="f85" draw:formula="?f74 *?f74 /1"/>
                    <draw:equation draw:name="f86" draw:formula="?f81 *?f81 /1"/>
                    <draw:equation draw:name="f87" draw:formula="?f85 *?f86 /1"/>
                    <draw:equation draw:name="f88" draw:formula="?f84 *?f84 /1"/>
                    <draw:equation draw:name="f89" draw:formula="?f87 +0-?f88 "/>
                    <draw:equation draw:name="f90" draw:formula="max(?f89 ,0)"/>
                    <draw:equation draw:name="f91" draw:formula="sqrt(?f90 )"/>
                    <draw:equation draw:name="f92" draw:formula="?f80 *-1/1"/>
                    <draw:equation draw:name="f93" draw:formula="if(?f92 ,-1,1)"/>
                    <draw:equation draw:name="f94" draw:formula="?f93 *?f79 /1"/>
                    <draw:equation draw:name="f95" draw:formula="?f94 *?f91 /1"/>
                    <draw:equation draw:name="f96" draw:formula="?f84 *?f80 /1"/>
                    <draw:equation draw:name="f97" draw:formula="(?f96 +?f95 )/?f86 "/>
                    <draw:equation draw:name="f98" draw:formula="?f96 +0-?f95 "/>
                    <draw:equation draw:name="f99" draw:formula="?f98 *1/?f86 "/>
                    <draw:equation draw:name="f100" draw:formula="abs(?f80 )"/>
                    <draw:equation draw:name="f101" draw:formula="?f100 *?f91 /1"/>
                    <draw:equation draw:name="f102" draw:formula="?f84 *?f79 /-1"/>
                    <draw:equation draw:name="f103" draw:formula="(?f102 +?f101 )/?f86 "/>
                    <draw:equation draw:name="f104" draw:formula="?f102 +0-?f101 "/>
                    <draw:equation draw:name="f105" draw:formula="?f104 *1/?f86 "/>
                    <draw:equation draw:name="f106" draw:formula="?f77 +0-?f97 "/>
                    <draw:equation draw:name="f107" draw:formula="?f77 +0-?f99 "/>
                    <draw:equation draw:name="f108" draw:formula="?f78 +0-?f103 "/>
                    <draw:equation draw:name="f109" draw:formula="?f78 +0-?f105 "/>
                    <draw:equation draw:name="f110" draw:formula="sqrt(?f106 *?f106 +?f108 *?f108 +0*0)"/>
                    <draw:equation draw:name="f111" draw:formula="sqrt(?f107 *?f107 +?f109 *?f109 +0*0)"/>
                    <draw:equation draw:name="f112" draw:formula="?f111 +0-?f110 "/>
                    <draw:equation draw:name="f113" draw:formula="if(?f112 ,?f97 ,?f99 )"/>
                    <draw:equation draw:name="f114" draw:formula="if(?f112 ,?f103 ,?f105 )"/>
                    <draw:equation draw:name="f115" draw:formula="?f113 *?f10 /?f74 "/>
                    <draw:equation draw:name="f116" draw:formula="?f114 *?f12 /?f74 "/>
                    <draw:equation draw:name="f117" draw:formula="?f21 +?f115 -0"/>
                    <draw:equation draw:name="f118" draw:formula="?f23 +?f116 -0"/>
                    <draw:equation draw:name="f119" draw:formula="?f70 *?f25 /?f13 "/>
                    <draw:equation draw:name="f120" draw:formula="?f71 *?f25 /?f14 "/>
                    <draw:equation draw:name="f121" draw:formula="?f72 *?f25 /?f13 "/>
                    <draw:equation draw:name="f122" draw:formula="?f73 *?f25 /?f14 "/>
                    <draw:equation draw:name="f123" draw:formula="?f121 +0-?f119 "/>
                    <draw:equation draw:name="f124" draw:formula="?f122 +0-?f120 "/>
                    <draw:equation draw:name="f125" draw:formula="sqrt(?f123 *?f123 +?f124 *?f124 +0*0)"/>
                    <draw:equation draw:name="f126" draw:formula="?f119 *?f122 /1"/>
                    <draw:equation draw:name="f127" draw:formula="?f121 *?f120 /1"/>
                    <draw:equation draw:name="f128" draw:formula="?f126 +0-?f127 "/>
                    <draw:equation draw:name="f129" draw:formula="?f25 *?f25 /1"/>
                    <draw:equation draw:name="f130" draw:formula="?f125 *?f125 /1"/>
                    <draw:equation draw:name="f131" draw:formula="?f129 *?f130 /1"/>
                    <draw:equation draw:name="f132" draw:formula="?f128 *?f128 /1"/>
                    <draw:equation draw:name="f133" draw:formula="?f131 +0-?f132 "/>
                    <draw:equation draw:name="f134" draw:formula="max(?f133 ,0)"/>
                    <draw:equation draw:name="f135" draw:formula="sqrt(?f134 )"/>
                    <draw:equation draw:name="f136" draw:formula="?f93 *?f123 /1"/>
                    <draw:equation draw:name="f137" draw:formula="?f136 *?f135 /1"/>
                    <draw:equation draw:name="f138" draw:formula="?f128 *?f124 /1"/>
                    <draw:equation draw:name="f139" draw:formula="(?f138 +?f137 )/?f130 "/>
                    <draw:equation draw:name="f140" draw:formula="?f138 +0-?f137 "/>
                    <draw:equation draw:name="f141" draw:formula="?f140 *1/?f130 "/>
                    <draw:equation draw:name="f142" draw:formula="abs(?f124 )"/>
                    <draw:equation draw:name="f143" draw:formula="?f142 *?f135 /1"/>
                    <draw:equation draw:name="f144" draw:formula="?f128 *?f123 /-1"/>
                    <draw:equation draw:name="f145" draw:formula="(?f144 +?f143 )/?f130 "/>
                    <draw:equation draw:name="f146" draw:formula="?f144 +0-?f143 "/>
                    <draw:equation draw:name="f147" draw:formula="?f146 *1/?f130 "/>
                    <draw:equation draw:name="f148" draw:formula="?f119 +0-?f139 "/>
                    <draw:equation draw:name="f149" draw:formula="?f119 +0-?f141 "/>
                    <draw:equation draw:name="f150" draw:formula="?f120 +0-?f145 "/>
                    <draw:equation draw:name="f151" draw:formula="?f120 +0-?f147 "/>
                    <draw:equation draw:name="f152" draw:formula="sqrt(?f148 *?f148 +?f150 *?f150 +0*0)"/>
                    <draw:equation draw:name="f153" draw:formula="sqrt(?f149 *?f149 +?f151 *?f151 +0*0)"/>
                    <draw:equation draw:name="f154" draw:formula="?f153 +0-?f152 "/>
                    <draw:equation draw:name="f155" draw:formula="if(?f154 ,?f139 ,?f141 )"/>
                    <draw:equation draw:name="f156" draw:formula="if(?f154 ,?f145 ,?f147 )"/>
                    <draw:equation draw:name="f157" draw:formula="?f155 *?f13 /?f25 "/>
                    <draw:equation draw:name="f158" draw:formula="?f156 *?f14 /?f25 "/>
                    <draw:equation draw:name="f159" draw:formula="?f21 +?f157 -0"/>
                    <draw:equation draw:name="f160" draw:formula="?f23 +?f158 -0"/>
                    <draw:equation draw:name="f161" draw:formula="(10800000*atan2(?f158 ,?f157 ))/pi"/>
                    <draw:equation draw:name="f162" draw:formula="?f161 +21600000-0"/>
                    <draw:equation draw:name="f163" draw:formula="if(?f161 ,?f161 ,?f162 )"/>
                    <draw:equation draw:name="f164" draw:formula="?f4 +0-?f163 "/>
                    <draw:equation draw:name="f165" draw:formula="?f164 +0-21600000"/>
                    <draw:equation draw:name="f166" draw:formula="if(?f164 ,?f165 ,?f164 )"/>
                    <draw:equation draw:name="f167" draw:formula="?f117 +0-?f159 "/>
                    <draw:equation draw:name="f168" draw:formula="?f118 +0-?f160 "/>
                    <draw:equation draw:name="f169" draw:formula="sqrt(?f167 *?f167 +?f168 *?f168 +0*0)"/>
                    <draw:equation draw:name="f170" draw:formula="?f169 *1/2"/>
                    <draw:equation draw:name="f171" draw:formula="?f170 +0-?f7 "/>
                    <draw:equation draw:name="f172" draw:formula="if(?f171 ,?f117 ,?f64 )"/>
                    <draw:equation draw:name="f173" draw:formula="if(?f171 ,?f118 ,?f65 )"/>
                    <draw:equation draw:name="f174" draw:formula="if(?f171 ,?f159 ,?f68 )"/>
                    <draw:equation draw:name="f175" draw:formula="if(?f171 ,?f160 ,?f69 )"/>
                    <draw:equation draw:name="f176" draw:formula="(10800000*atan2(?f116 ,?f115 ))/pi"/>
                    <draw:equation draw:name="f177" draw:formula="?f176 +21600000-0"/>
                    <draw:equation draw:name="f178" draw:formula="if(?f176 ,?f176 ,?f177 )"/>
                    <draw:equation draw:name="f179" draw:formula="?f178 +0-?f4 "/>
                    <draw:equation draw:name="f180" draw:formula="?f179 +21600000-0"/>
                    <draw:equation draw:name="f181" draw:formula="if(?f179 ,?f179 ,?f180 )"/>
                    <draw:equation draw:name="f182" draw:formula="?f15 *sin(pi*(?f4 )/10800000)"/>
                    <draw:equation draw:name="f183" draw:formula="?f16 *cos(pi*(?f4 )/10800000)"/>
                    <draw:equation draw:name="f184" draw:formula="?f15 *(cos(atan2(?f182 ,?f183 )))"/>
                    <draw:equation draw:name="f185" draw:formula="?f16 *(sin(atan2(?f182 ,?f183 )))"/>
                    <draw:equation draw:name="f186" draw:formula="?f21 +?f184 -0"/>
                    <draw:equation draw:name="f187" draw:formula="?f23 +?f185 -0"/>
                    <draw:equation draw:name="f188" draw:formula="?f4 +0-5400000"/>
                    <draw:equation draw:name="f189" draw:formula="?f49 +5400000-0"/>
                    <draw:equation draw:name="f190" draw:formula="?f49 +10800000-0"/>
                    <draw:equation draw:name="f191" draw:formula="?f10 *cos(pi*(2700000)/10800000)"/>
                    <draw:equation draw:name="f192" draw:formula="?f12 *sin(pi*(2700000)/10800000)"/>
                    <draw:equation draw:name="f193" draw:formula="?f21 +0-?f191 "/>
                    <draw:equation draw:name="f194" draw:formula="?f21 +?f191 -0"/>
                    <draw:equation draw:name="f195" draw:formula="?f23 +0-?f192 "/>
                    <draw:equation draw:name="f196" draw:formula="?f23 +?f192 -0"/>
                    <draw:equation draw:name="f197" draw:formula="(?f4 )/60000.0"/>
                    <draw:equation draw:name="f198" draw:formula="(?f181 )/60000.0"/>
                    <draw:equation draw:name="f199" draw:formula="(?f163 )/60000.0"/>
                    <draw:equation draw:name="f200" draw:formula="(?f166 )/60000.0"/>
                    <draw:handle draw:handle-position="?f54 ?f55"/>
                    <draw:handle draw:handle-position="?f60 ?f61"/>
                    <draw:handle draw:handle-radius-range-minimum="0" draw:handle-radius-range-maximum="?f1" draw:handle-position="?f117 ?f118"/>
                    <draw:handle draw:handle-radius-range-minimum="0" draw:handle-radius-range-maximum="25000" draw:handle-position="?f68 ?f69"/>
                  </draw:enhanced-geometry>
                </draw:custom-shape>
                <draw:custom-shape draw:name="Pfeil: gebogen 19_ 2" draw:style-name="gr4" draw:text-style-name="P5" draw:layer="layout" svg:width="2.196cm" svg:height="2.195cm" draw:transform="rotate (2.0943951023932) translate (7.199cm 6.999cm)">
                  <text:p/>
                  <draw:enhanced-geometry draw:mirror-horizontal="false" draw:mirror-vertical="false" svg:viewBox="0 0 0 0" draw:text-areas="?f193 ?f195 ?f194 ?f196" draw:type="ooxml-circularArrow" draw:modifiers="12500 1142319 20457681 14699935.8090509 12500" draw:enhanced-path="M ?f60 ?f61 L ?f172 ?f173 ?f54 ?f55 ?f174 ?f175 ?f159 ?f160 Z N" drawooo:enhanced-path="M ?f60 ?f61 G ?f10 ?f12 ?f197 ?f198 L ?f172 ?f173 ?f54 ?f55 ?f174 ?f175 ?f159 ?f160 G ?f13 ?f14 ?f199 ?f200 Z N">
                    <draw:equation draw:name="f0" draw:formula="if(0-$4 ,0,if(25000-$4 ,$4 ,25000))"/>
                    <draw:equation draw:name="f1" draw:formula="?f0 *2/1"/>
                    <draw:equation draw:name="f2" draw:formula="if(0-$0 ,0,if(?f1 -$0 ,$0 ,?f1 ))"/>
                    <draw:equation draw:name="f3" draw:formula="if(1-$2 ,1,if(21599999-$2 ,$2 ,21599999))"/>
                    <draw:equation draw:name="f4" draw:formula="if(0-$3 ,0,if(21599999-$3 ,$3 ,21599999))"/>
                    <draw:equation draw:name="f5" draw:formula="min(logwidth,logheight)"/>
                    <draw:equation draw:name="f6" draw:formula="?f5 *?f2 /100000"/>
                    <draw:equation draw:name="f7" draw:formula="?f5 *?f0 /100000"/>
                    <draw:equation draw:name="f8" draw:formula="?f6 *1/2"/>
                    <draw:equation draw:name="f9" draw:formula="logwidth/2"/>
                    <draw:equation draw:name="f10" draw:formula="?f9 +?f8 -?f7 "/>
                    <draw:equation draw:name="f11" draw:formula="logheight/2"/>
                    <draw:equation draw:name="f12" draw:formula="?f11 +?f8 -?f7 "/>
                    <draw:equation draw:name="f13" draw:formula="?f10 +0-?f6 "/>
                    <draw:equation draw:name="f14" draw:formula="?f12 +0-?f6 "/>
                    <draw:equation draw:name="f15" draw:formula="?f13 +?f8 -0"/>
                    <draw:equation draw:name="f16" draw:formula="?f14 +?f8 -0"/>
                    <draw:equation draw:name="f17" draw:formula="?f15 *sin(pi*(?f3 )/10800000)"/>
                    <draw:equation draw:name="f18" draw:formula="?f16 *cos(pi*(?f3 )/10800000)"/>
                    <draw:equation draw:name="f19" draw:formula="?f15 *(cos(atan2(?f17 ,?f18 )))"/>
                    <draw:equation draw:name="f20" draw:formula="?f16 *(sin(atan2(?f17 ,?f18 )))"/>
                    <draw:equation draw:name="f21" draw:formula="logwidth/2"/>
                    <draw:equation draw:name="f22" draw:formula="?f21 +?f19 -0"/>
                    <draw:equation draw:name="f23" draw:formula="logheight/2"/>
                    <draw:equation draw:name="f24" draw:formula="?f23 +?f20 -0"/>
                    <draw:equation draw:name="f25" draw:formula="min(?f13 ,?f14 )"/>
                    <draw:equation draw:name="f26" draw:formula="?f19 *?f19 /1"/>
                    <draw:equation draw:name="f27" draw:formula="?f20 *?f20 /1"/>
                    <draw:equation draw:name="f28" draw:formula="?f25 *?f25 /1"/>
                    <draw:equation draw:name="f29" draw:formula="?f26 +0-?f28 "/>
                    <draw:equation draw:name="f30" draw:formula="?f27 +0-?f28 "/>
                    <draw:equation draw:name="f31" draw:formula="?f29 *?f30 /?f26 "/>
                    <draw:equation draw:name="f32" draw:formula="?f31 *1/?f27 "/>
                    <draw:equation draw:name="f33" draw:formula="1+0-?f32 "/>
                    <draw:equation draw:name="f34" draw:formula="sqrt(?f33 )"/>
                    <draw:equation draw:name="f35" draw:formula="?f29 *1/?f19 "/>
                    <draw:equation draw:name="f36" draw:formula="?f35 *1/?f20 "/>
                    <draw:equation draw:name="f37" draw:formula="(1+?f34 )/?f36 "/>
                    <draw:equation draw:name="f38" draw:formula="(10800000*atan2(?f37 ,1))/pi"/>
                    <draw:equation draw:name="f39" draw:formula="?f38 +21600000-0"/>
                    <draw:equation draw:name="f40" draw:formula="if(?f38 ,?f38 ,?f39 )"/>
                    <draw:equation draw:name="f41" draw:formula="?f40 +0-?f3 "/>
                    <draw:equation draw:name="f42" draw:formula="?f41 +21600000-0"/>
                    <draw:equation draw:name="f43" draw:formula="if(?f41 ,?f41 ,?f42 )"/>
                    <draw:equation draw:name="f44" draw:formula="?f43 +0-10800000"/>
                    <draw:equation draw:name="f45" draw:formula="?f43 +0-21600000"/>
                    <draw:equation draw:name="f46" draw:formula="if(?f44 ,?f45 ,?f43 )"/>
                    <draw:equation draw:name="f47" draw:formula="abs(?f46 )"/>
                    <draw:equation draw:name="f48" draw:formula="if(0-$1 ,0,if(?f47 -$1 ,$1 ,?f47 ))"/>
                    <draw:equation draw:name="f49" draw:formula="?f3 +?f48 -0"/>
                    <draw:equation draw:name="f50" draw:formula="?f15 *sin(pi*(?f49 )/10800000)"/>
                    <draw:equation draw:name="f51" draw:formula="?f16 *cos(pi*(?f49 )/10800000)"/>
                    <draw:equation draw:name="f52" draw:formula="?f15 *(cos(atan2(?f50 ,?f51 )))"/>
                    <draw:equation draw:name="f53" draw:formula="?f16 *(sin(atan2(?f50 ,?f51 )))"/>
                    <draw:equation draw:name="f54" draw:formula="?f21 +?f52 -0"/>
                    <draw:equation draw:name="f55" draw:formula="?f23 +?f53 -0"/>
                    <draw:equation draw:name="f56" draw:formula="?f10 *sin(pi*(?f4 )/10800000)"/>
                    <draw:equation draw:name="f57" draw:formula="?f12 *cos(pi*(?f4 )/10800000)"/>
                    <draw:equation draw:name="f58" draw:formula="?f10 *(cos(atan2(?f56 ,?f57 )))"/>
                    <draw:equation draw:name="f59" draw:formula="?f12 *(sin(atan2(?f56 ,?f57 )))"/>
                    <draw:equation draw:name="f60" draw:formula="?f21 +?f58 -0"/>
                    <draw:equation draw:name="f61" draw:formula="?f23 +?f59 -0"/>
                    <draw:equation draw:name="f62" draw:formula="?f7 *cos(pi*(?f49 )/10800000)"/>
                    <draw:equation draw:name="f63" draw:formula="?f7 *sin(pi*(?f49 )/10800000)"/>
                    <draw:equation draw:name="f64" draw:formula="?f22 +?f62 -0"/>
                    <draw:equation draw:name="f65" draw:formula="?f24 +?f63 -0"/>
                    <draw:equation draw:name="f66" draw:formula="?f7 *cos(pi*(?f49 )/10800000)"/>
                    <draw:equation draw:name="f67" draw:formula="?f7 *sin(pi*(?f49 )/10800000)"/>
                    <draw:equation draw:name="f68" draw:formula="?f22 +0-?f66 "/>
                    <draw:equation draw:name="f69" draw:formula="?f24 +0-?f67 "/>
                    <draw:equation draw:name="f70" draw:formula="?f68 +0-?f21 "/>
                    <draw:equation draw:name="f71" draw:formula="?f69 +0-?f23 "/>
                    <draw:equation draw:name="f72" draw:formula="?f64 +0-?f21 "/>
                    <draw:equation draw:name="f73" draw:formula="?f65 +0-?f23 "/>
                    <draw:equation draw:name="f74" draw:formula="min(?f10 ,?f12 )"/>
                    <draw:equation draw:name="f75" draw:formula="?f70 *?f74 /?f10 "/>
                    <draw:equation draw:name="f76" draw:formula="?f71 *?f74 /?f12 "/>
                    <draw:equation draw:name="f77" draw:formula="?f72 *?f74 /?f10 "/>
                    <draw:equation draw:name="f78" draw:formula="?f73 *?f74 /?f12 "/>
                    <draw:equation draw:name="f79" draw:formula="?f77 +0-?f75 "/>
                    <draw:equation draw:name="f80" draw:formula="?f78 +0-?f76 "/>
                    <draw:equation draw:name="f81" draw:formula="sqrt(?f79 *?f79 +?f80 *?f80 +0*0)"/>
                    <draw:equation draw:name="f82" draw:formula="?f75 *?f78 /1"/>
                    <draw:equation draw:name="f83" draw:formula="?f77 *?f76 /1"/>
                    <draw:equation draw:name="f84" draw:formula="?f82 +0-?f83 "/>
                    <draw:equation draw:name="f85" draw:formula="?f74 *?f74 /1"/>
                    <draw:equation draw:name="f86" draw:formula="?f81 *?f81 /1"/>
                    <draw:equation draw:name="f87" draw:formula="?f85 *?f86 /1"/>
                    <draw:equation draw:name="f88" draw:formula="?f84 *?f84 /1"/>
                    <draw:equation draw:name="f89" draw:formula="?f87 +0-?f88 "/>
                    <draw:equation draw:name="f90" draw:formula="max(?f89 ,0)"/>
                    <draw:equation draw:name="f91" draw:formula="sqrt(?f90 )"/>
                    <draw:equation draw:name="f92" draw:formula="?f80 *-1/1"/>
                    <draw:equation draw:name="f93" draw:formula="if(?f92 ,-1,1)"/>
                    <draw:equation draw:name="f94" draw:formula="?f93 *?f79 /1"/>
                    <draw:equation draw:name="f95" draw:formula="?f94 *?f91 /1"/>
                    <draw:equation draw:name="f96" draw:formula="?f84 *?f80 /1"/>
                    <draw:equation draw:name="f97" draw:formula="(?f96 +?f95 )/?f86 "/>
                    <draw:equation draw:name="f98" draw:formula="?f96 +0-?f95 "/>
                    <draw:equation draw:name="f99" draw:formula="?f98 *1/?f86 "/>
                    <draw:equation draw:name="f100" draw:formula="abs(?f80 )"/>
                    <draw:equation draw:name="f101" draw:formula="?f100 *?f91 /1"/>
                    <draw:equation draw:name="f102" draw:formula="?f84 *?f79 /-1"/>
                    <draw:equation draw:name="f103" draw:formula="(?f102 +?f101 )/?f86 "/>
                    <draw:equation draw:name="f104" draw:formula="?f102 +0-?f101 "/>
                    <draw:equation draw:name="f105" draw:formula="?f104 *1/?f86 "/>
                    <draw:equation draw:name="f106" draw:formula="?f77 +0-?f97 "/>
                    <draw:equation draw:name="f107" draw:formula="?f77 +0-?f99 "/>
                    <draw:equation draw:name="f108" draw:formula="?f78 +0-?f103 "/>
                    <draw:equation draw:name="f109" draw:formula="?f78 +0-?f105 "/>
                    <draw:equation draw:name="f110" draw:formula="sqrt(?f106 *?f106 +?f108 *?f108 +0*0)"/>
                    <draw:equation draw:name="f111" draw:formula="sqrt(?f107 *?f107 +?f109 *?f109 +0*0)"/>
                    <draw:equation draw:name="f112" draw:formula="?f111 +0-?f110 "/>
                    <draw:equation draw:name="f113" draw:formula="if(?f112 ,?f97 ,?f99 )"/>
                    <draw:equation draw:name="f114" draw:formula="if(?f112 ,?f103 ,?f105 )"/>
                    <draw:equation draw:name="f115" draw:formula="?f113 *?f10 /?f74 "/>
                    <draw:equation draw:name="f116" draw:formula="?f114 *?f12 /?f74 "/>
                    <draw:equation draw:name="f117" draw:formula="?f21 +?f115 -0"/>
                    <draw:equation draw:name="f118" draw:formula="?f23 +?f116 -0"/>
                    <draw:equation draw:name="f119" draw:formula="?f70 *?f25 /?f13 "/>
                    <draw:equation draw:name="f120" draw:formula="?f71 *?f25 /?f14 "/>
                    <draw:equation draw:name="f121" draw:formula="?f72 *?f25 /?f13 "/>
                    <draw:equation draw:name="f122" draw:formula="?f73 *?f25 /?f14 "/>
                    <draw:equation draw:name="f123" draw:formula="?f121 +0-?f119 "/>
                    <draw:equation draw:name="f124" draw:formula="?f122 +0-?f120 "/>
                    <draw:equation draw:name="f125" draw:formula="sqrt(?f123 *?f123 +?f124 *?f124 +0*0)"/>
                    <draw:equation draw:name="f126" draw:formula="?f119 *?f122 /1"/>
                    <draw:equation draw:name="f127" draw:formula="?f121 *?f120 /1"/>
                    <draw:equation draw:name="f128" draw:formula="?f126 +0-?f127 "/>
                    <draw:equation draw:name="f129" draw:formula="?f25 *?f25 /1"/>
                    <draw:equation draw:name="f130" draw:formula="?f125 *?f125 /1"/>
                    <draw:equation draw:name="f131" draw:formula="?f129 *?f130 /1"/>
                    <draw:equation draw:name="f132" draw:formula="?f128 *?f128 /1"/>
                    <draw:equation draw:name="f133" draw:formula="?f131 +0-?f132 "/>
                    <draw:equation draw:name="f134" draw:formula="max(?f133 ,0)"/>
                    <draw:equation draw:name="f135" draw:formula="sqrt(?f134 )"/>
                    <draw:equation draw:name="f136" draw:formula="?f93 *?f123 /1"/>
                    <draw:equation draw:name="f137" draw:formula="?f136 *?f135 /1"/>
                    <draw:equation draw:name="f138" draw:formula="?f128 *?f124 /1"/>
                    <draw:equation draw:name="f139" draw:formula="(?f138 +?f137 )/?f130 "/>
                    <draw:equation draw:name="f140" draw:formula="?f138 +0-?f137 "/>
                    <draw:equation draw:name="f141" draw:formula="?f140 *1/?f130 "/>
                    <draw:equation draw:name="f142" draw:formula="abs(?f124 )"/>
                    <draw:equation draw:name="f143" draw:formula="?f142 *?f135 /1"/>
                    <draw:equation draw:name="f144" draw:formula="?f128 *?f123 /-1"/>
                    <draw:equation draw:name="f145" draw:formula="(?f144 +?f143 )/?f130 "/>
                    <draw:equation draw:name="f146" draw:formula="?f144 +0-?f143 "/>
                    <draw:equation draw:name="f147" draw:formula="?f146 *1/?f130 "/>
                    <draw:equation draw:name="f148" draw:formula="?f119 +0-?f139 "/>
                    <draw:equation draw:name="f149" draw:formula="?f119 +0-?f141 "/>
                    <draw:equation draw:name="f150" draw:formula="?f120 +0-?f145 "/>
                    <draw:equation draw:name="f151" draw:formula="?f120 +0-?f147 "/>
                    <draw:equation draw:name="f152" draw:formula="sqrt(?f148 *?f148 +?f150 *?f150 +0*0)"/>
                    <draw:equation draw:name="f153" draw:formula="sqrt(?f149 *?f149 +?f151 *?f151 +0*0)"/>
                    <draw:equation draw:name="f154" draw:formula="?f153 +0-?f152 "/>
                    <draw:equation draw:name="f155" draw:formula="if(?f154 ,?f139 ,?f141 )"/>
                    <draw:equation draw:name="f156" draw:formula="if(?f154 ,?f145 ,?f147 )"/>
                    <draw:equation draw:name="f157" draw:formula="?f155 *?f13 /?f25 "/>
                    <draw:equation draw:name="f158" draw:formula="?f156 *?f14 /?f25 "/>
                    <draw:equation draw:name="f159" draw:formula="?f21 +?f157 -0"/>
                    <draw:equation draw:name="f160" draw:formula="?f23 +?f158 -0"/>
                    <draw:equation draw:name="f161" draw:formula="(10800000*atan2(?f158 ,?f157 ))/pi"/>
                    <draw:equation draw:name="f162" draw:formula="?f161 +21600000-0"/>
                    <draw:equation draw:name="f163" draw:formula="if(?f161 ,?f161 ,?f162 )"/>
                    <draw:equation draw:name="f164" draw:formula="?f4 +0-?f163 "/>
                    <draw:equation draw:name="f165" draw:formula="?f164 +0-21600000"/>
                    <draw:equation draw:name="f166" draw:formula="if(?f164 ,?f165 ,?f164 )"/>
                    <draw:equation draw:name="f167" draw:formula="?f117 +0-?f159 "/>
                    <draw:equation draw:name="f168" draw:formula="?f118 +0-?f160 "/>
                    <draw:equation draw:name="f169" draw:formula="sqrt(?f167 *?f167 +?f168 *?f168 +0*0)"/>
                    <draw:equation draw:name="f170" draw:formula="?f169 *1/2"/>
                    <draw:equation draw:name="f171" draw:formula="?f170 +0-?f7 "/>
                    <draw:equation draw:name="f172" draw:formula="if(?f171 ,?f117 ,?f64 )"/>
                    <draw:equation draw:name="f173" draw:formula="if(?f171 ,?f118 ,?f65 )"/>
                    <draw:equation draw:name="f174" draw:formula="if(?f171 ,?f159 ,?f68 )"/>
                    <draw:equation draw:name="f175" draw:formula="if(?f171 ,?f160 ,?f69 )"/>
                    <draw:equation draw:name="f176" draw:formula="(10800000*atan2(?f116 ,?f115 ))/pi"/>
                    <draw:equation draw:name="f177" draw:formula="?f176 +21600000-0"/>
                    <draw:equation draw:name="f178" draw:formula="if(?f176 ,?f176 ,?f177 )"/>
                    <draw:equation draw:name="f179" draw:formula="?f178 +0-?f4 "/>
                    <draw:equation draw:name="f180" draw:formula="?f179 +21600000-0"/>
                    <draw:equation draw:name="f181" draw:formula="if(?f179 ,?f179 ,?f180 )"/>
                    <draw:equation draw:name="f182" draw:formula="?f15 *sin(pi*(?f4 )/10800000)"/>
                    <draw:equation draw:name="f183" draw:formula="?f16 *cos(pi*(?f4 )/10800000)"/>
                    <draw:equation draw:name="f184" draw:formula="?f15 *(cos(atan2(?f182 ,?f183 )))"/>
                    <draw:equation draw:name="f185" draw:formula="?f16 *(sin(atan2(?f182 ,?f183 )))"/>
                    <draw:equation draw:name="f186" draw:formula="?f21 +?f184 -0"/>
                    <draw:equation draw:name="f187" draw:formula="?f23 +?f185 -0"/>
                    <draw:equation draw:name="f188" draw:formula="?f4 +0-5400000"/>
                    <draw:equation draw:name="f189" draw:formula="?f49 +5400000-0"/>
                    <draw:equation draw:name="f190" draw:formula="?f49 +10800000-0"/>
                    <draw:equation draw:name="f191" draw:formula="?f10 *cos(pi*(2700000)/10800000)"/>
                    <draw:equation draw:name="f192" draw:formula="?f12 *sin(pi*(2700000)/10800000)"/>
                    <draw:equation draw:name="f193" draw:formula="?f21 +0-?f191 "/>
                    <draw:equation draw:name="f194" draw:formula="?f21 +?f191 -0"/>
                    <draw:equation draw:name="f195" draw:formula="?f23 +0-?f192 "/>
                    <draw:equation draw:name="f196" draw:formula="?f23 +?f192 -0"/>
                    <draw:equation draw:name="f197" draw:formula="(?f4 )/60000.0"/>
                    <draw:equation draw:name="f198" draw:formula="(?f181 )/60000.0"/>
                    <draw:equation draw:name="f199" draw:formula="(?f163 )/60000.0"/>
                    <draw:equation draw:name="f200" draw:formula="(?f166 )/60000.0"/>
                    <draw:handle draw:handle-position="?f54 ?f55"/>
                    <draw:handle draw:handle-position="?f60 ?f61"/>
                    <draw:handle draw:handle-radius-range-minimum="0" draw:handle-radius-range-maximum="?f1" draw:handle-position="?f117 ?f118"/>
                    <draw:handle draw:handle-radius-range-minimum="0" draw:handle-radius-range-maximum="25000" draw:handle-position="?f68 ?f69"/>
                  </draw:enhanced-geometry>
                </draw:custom-shape>
                <draw:custom-shape draw:name="Pfeil: gebogen 19_ 3" draw:style-name="gr5" draw:text-style-name="P6" draw:layer="layout" svg:width="2.196cm" svg:height="2.195cm" draw:transform="rotate (-2.0943951023932) translate (9.099cm 5.097cm)">
                  <text:p/>
                  <draw:enhanced-geometry draw:mirror-horizontal="false" draw:mirror-vertical="false" svg:viewBox="0 0 0 0" draw:text-areas="?f193 ?f195 ?f194 ?f196" draw:type="ooxml-circularArrow" draw:modifiers="12500 1142319 20457681 14742682.9905043 12500" draw:enhanced-path="M ?f60 ?f61 L ?f172 ?f173 ?f54 ?f55 ?f174 ?f175 ?f159 ?f160 Z N" drawooo:enhanced-path="M ?f60 ?f61 G ?f10 ?f12 ?f197 ?f198 L ?f172 ?f173 ?f54 ?f55 ?f174 ?f175 ?f159 ?f160 G ?f13 ?f14 ?f199 ?f200 Z N">
                    <draw:equation draw:name="f0" draw:formula="if(0-$4 ,0,if(25000-$4 ,$4 ,25000))"/>
                    <draw:equation draw:name="f1" draw:formula="?f0 *2/1"/>
                    <draw:equation draw:name="f2" draw:formula="if(0-$0 ,0,if(?f1 -$0 ,$0 ,?f1 ))"/>
                    <draw:equation draw:name="f3" draw:formula="if(1-$2 ,1,if(21599999-$2 ,$2 ,21599999))"/>
                    <draw:equation draw:name="f4" draw:formula="if(0-$3 ,0,if(21599999-$3 ,$3 ,21599999))"/>
                    <draw:equation draw:name="f5" draw:formula="min(logwidth,logheight)"/>
                    <draw:equation draw:name="f6" draw:formula="?f5 *?f2 /100000"/>
                    <draw:equation draw:name="f7" draw:formula="?f5 *?f0 /100000"/>
                    <draw:equation draw:name="f8" draw:formula="?f6 *1/2"/>
                    <draw:equation draw:name="f9" draw:formula="logwidth/2"/>
                    <draw:equation draw:name="f10" draw:formula="?f9 +?f8 -?f7 "/>
                    <draw:equation draw:name="f11" draw:formula="logheight/2"/>
                    <draw:equation draw:name="f12" draw:formula="?f11 +?f8 -?f7 "/>
                    <draw:equation draw:name="f13" draw:formula="?f10 +0-?f6 "/>
                    <draw:equation draw:name="f14" draw:formula="?f12 +0-?f6 "/>
                    <draw:equation draw:name="f15" draw:formula="?f13 +?f8 -0"/>
                    <draw:equation draw:name="f16" draw:formula="?f14 +?f8 -0"/>
                    <draw:equation draw:name="f17" draw:formula="?f15 *sin(pi*(?f3 )/10800000)"/>
                    <draw:equation draw:name="f18" draw:formula="?f16 *cos(pi*(?f3 )/10800000)"/>
                    <draw:equation draw:name="f19" draw:formula="?f15 *(cos(atan2(?f17 ,?f18 )))"/>
                    <draw:equation draw:name="f20" draw:formula="?f16 *(sin(atan2(?f17 ,?f18 )))"/>
                    <draw:equation draw:name="f21" draw:formula="logwidth/2"/>
                    <draw:equation draw:name="f22" draw:formula="?f21 +?f19 -0"/>
                    <draw:equation draw:name="f23" draw:formula="logheight/2"/>
                    <draw:equation draw:name="f24" draw:formula="?f23 +?f20 -0"/>
                    <draw:equation draw:name="f25" draw:formula="min(?f13 ,?f14 )"/>
                    <draw:equation draw:name="f26" draw:formula="?f19 *?f19 /1"/>
                    <draw:equation draw:name="f27" draw:formula="?f20 *?f20 /1"/>
                    <draw:equation draw:name="f28" draw:formula="?f25 *?f25 /1"/>
                    <draw:equation draw:name="f29" draw:formula="?f26 +0-?f28 "/>
                    <draw:equation draw:name="f30" draw:formula="?f27 +0-?f28 "/>
                    <draw:equation draw:name="f31" draw:formula="?f29 *?f30 /?f26 "/>
                    <draw:equation draw:name="f32" draw:formula="?f31 *1/?f27 "/>
                    <draw:equation draw:name="f33" draw:formula="1+0-?f32 "/>
                    <draw:equation draw:name="f34" draw:formula="sqrt(?f33 )"/>
                    <draw:equation draw:name="f35" draw:formula="?f29 *1/?f19 "/>
                    <draw:equation draw:name="f36" draw:formula="?f35 *1/?f20 "/>
                    <draw:equation draw:name="f37" draw:formula="(1+?f34 )/?f36 "/>
                    <draw:equation draw:name="f38" draw:formula="(10800000*atan2(?f37 ,1))/pi"/>
                    <draw:equation draw:name="f39" draw:formula="?f38 +21600000-0"/>
                    <draw:equation draw:name="f40" draw:formula="if(?f38 ,?f38 ,?f39 )"/>
                    <draw:equation draw:name="f41" draw:formula="?f40 +0-?f3 "/>
                    <draw:equation draw:name="f42" draw:formula="?f41 +21600000-0"/>
                    <draw:equation draw:name="f43" draw:formula="if(?f41 ,?f41 ,?f42 )"/>
                    <draw:equation draw:name="f44" draw:formula="?f43 +0-10800000"/>
                    <draw:equation draw:name="f45" draw:formula="?f43 +0-21600000"/>
                    <draw:equation draw:name="f46" draw:formula="if(?f44 ,?f45 ,?f43 )"/>
                    <draw:equation draw:name="f47" draw:formula="abs(?f46 )"/>
                    <draw:equation draw:name="f48" draw:formula="if(0-$1 ,0,if(?f47 -$1 ,$1 ,?f47 ))"/>
                    <draw:equation draw:name="f49" draw:formula="?f3 +?f48 -0"/>
                    <draw:equation draw:name="f50" draw:formula="?f15 *sin(pi*(?f49 )/10800000)"/>
                    <draw:equation draw:name="f51" draw:formula="?f16 *cos(pi*(?f49 )/10800000)"/>
                    <draw:equation draw:name="f52" draw:formula="?f15 *(cos(atan2(?f50 ,?f51 )))"/>
                    <draw:equation draw:name="f53" draw:formula="?f16 *(sin(atan2(?f50 ,?f51 )))"/>
                    <draw:equation draw:name="f54" draw:formula="?f21 +?f52 -0"/>
                    <draw:equation draw:name="f55" draw:formula="?f23 +?f53 -0"/>
                    <draw:equation draw:name="f56" draw:formula="?f10 *sin(pi*(?f4 )/10800000)"/>
                    <draw:equation draw:name="f57" draw:formula="?f12 *cos(pi*(?f4 )/10800000)"/>
                    <draw:equation draw:name="f58" draw:formula="?f10 *(cos(atan2(?f56 ,?f57 )))"/>
                    <draw:equation draw:name="f59" draw:formula="?f12 *(sin(atan2(?f56 ,?f57 )))"/>
                    <draw:equation draw:name="f60" draw:formula="?f21 +?f58 -0"/>
                    <draw:equation draw:name="f61" draw:formula="?f23 +?f59 -0"/>
                    <draw:equation draw:name="f62" draw:formula="?f7 *cos(pi*(?f49 )/10800000)"/>
                    <draw:equation draw:name="f63" draw:formula="?f7 *sin(pi*(?f49 )/10800000)"/>
                    <draw:equation draw:name="f64" draw:formula="?f22 +?f62 -0"/>
                    <draw:equation draw:name="f65" draw:formula="?f24 +?f63 -0"/>
                    <draw:equation draw:name="f66" draw:formula="?f7 *cos(pi*(?f49 )/10800000)"/>
                    <draw:equation draw:name="f67" draw:formula="?f7 *sin(pi*(?f49 )/10800000)"/>
                    <draw:equation draw:name="f68" draw:formula="?f22 +0-?f66 "/>
                    <draw:equation draw:name="f69" draw:formula="?f24 +0-?f67 "/>
                    <draw:equation draw:name="f70" draw:formula="?f68 +0-?f21 "/>
                    <draw:equation draw:name="f71" draw:formula="?f69 +0-?f23 "/>
                    <draw:equation draw:name="f72" draw:formula="?f64 +0-?f21 "/>
                    <draw:equation draw:name="f73" draw:formula="?f65 +0-?f23 "/>
                    <draw:equation draw:name="f74" draw:formula="min(?f10 ,?f12 )"/>
                    <draw:equation draw:name="f75" draw:formula="?f70 *?f74 /?f10 "/>
                    <draw:equation draw:name="f76" draw:formula="?f71 *?f74 /?f12 "/>
                    <draw:equation draw:name="f77" draw:formula="?f72 *?f74 /?f10 "/>
                    <draw:equation draw:name="f78" draw:formula="?f73 *?f74 /?f12 "/>
                    <draw:equation draw:name="f79" draw:formula="?f77 +0-?f75 "/>
                    <draw:equation draw:name="f80" draw:formula="?f78 +0-?f76 "/>
                    <draw:equation draw:name="f81" draw:formula="sqrt(?f79 *?f79 +?f80 *?f80 +0*0)"/>
                    <draw:equation draw:name="f82" draw:formula="?f75 *?f78 /1"/>
                    <draw:equation draw:name="f83" draw:formula="?f77 *?f76 /1"/>
                    <draw:equation draw:name="f84" draw:formula="?f82 +0-?f83 "/>
                    <draw:equation draw:name="f85" draw:formula="?f74 *?f74 /1"/>
                    <draw:equation draw:name="f86" draw:formula="?f81 *?f81 /1"/>
                    <draw:equation draw:name="f87" draw:formula="?f85 *?f86 /1"/>
                    <draw:equation draw:name="f88" draw:formula="?f84 *?f84 /1"/>
                    <draw:equation draw:name="f89" draw:formula="?f87 +0-?f88 "/>
                    <draw:equation draw:name="f90" draw:formula="max(?f89 ,0)"/>
                    <draw:equation draw:name="f91" draw:formula="sqrt(?f90 )"/>
                    <draw:equation draw:name="f92" draw:formula="?f80 *-1/1"/>
                    <draw:equation draw:name="f93" draw:formula="if(?f92 ,-1,1)"/>
                    <draw:equation draw:name="f94" draw:formula="?f93 *?f79 /1"/>
                    <draw:equation draw:name="f95" draw:formula="?f94 *?f91 /1"/>
                    <draw:equation draw:name="f96" draw:formula="?f84 *?f80 /1"/>
                    <draw:equation draw:name="f97" draw:formula="(?f96 +?f95 )/?f86 "/>
                    <draw:equation draw:name="f98" draw:formula="?f96 +0-?f95 "/>
                    <draw:equation draw:name="f99" draw:formula="?f98 *1/?f86 "/>
                    <draw:equation draw:name="f100" draw:formula="abs(?f80 )"/>
                    <draw:equation draw:name="f101" draw:formula="?f100 *?f91 /1"/>
                    <draw:equation draw:name="f102" draw:formula="?f84 *?f79 /-1"/>
                    <draw:equation draw:name="f103" draw:formula="(?f102 +?f101 )/?f86 "/>
                    <draw:equation draw:name="f104" draw:formula="?f102 +0-?f101 "/>
                    <draw:equation draw:name="f105" draw:formula="?f104 *1/?f86 "/>
                    <draw:equation draw:name="f106" draw:formula="?f77 +0-?f97 "/>
                    <draw:equation draw:name="f107" draw:formula="?f77 +0-?f99 "/>
                    <draw:equation draw:name="f108" draw:formula="?f78 +0-?f103 "/>
                    <draw:equation draw:name="f109" draw:formula="?f78 +0-?f105 "/>
                    <draw:equation draw:name="f110" draw:formula="sqrt(?f106 *?f106 +?f108 *?f108 +0*0)"/>
                    <draw:equation draw:name="f111" draw:formula="sqrt(?f107 *?f107 +?f109 *?f109 +0*0)"/>
                    <draw:equation draw:name="f112" draw:formula="?f111 +0-?f110 "/>
                    <draw:equation draw:name="f113" draw:formula="if(?f112 ,?f97 ,?f99 )"/>
                    <draw:equation draw:name="f114" draw:formula="if(?f112 ,?f103 ,?f105 )"/>
                    <draw:equation draw:name="f115" draw:formula="?f113 *?f10 /?f74 "/>
                    <draw:equation draw:name="f116" draw:formula="?f114 *?f12 /?f74 "/>
                    <draw:equation draw:name="f117" draw:formula="?f21 +?f115 -0"/>
                    <draw:equation draw:name="f118" draw:formula="?f23 +?f116 -0"/>
                    <draw:equation draw:name="f119" draw:formula="?f70 *?f25 /?f13 "/>
                    <draw:equation draw:name="f120" draw:formula="?f71 *?f25 /?f14 "/>
                    <draw:equation draw:name="f121" draw:formula="?f72 *?f25 /?f13 "/>
                    <draw:equation draw:name="f122" draw:formula="?f73 *?f25 /?f14 "/>
                    <draw:equation draw:name="f123" draw:formula="?f121 +0-?f119 "/>
                    <draw:equation draw:name="f124" draw:formula="?f122 +0-?f120 "/>
                    <draw:equation draw:name="f125" draw:formula="sqrt(?f123 *?f123 +?f124 *?f124 +0*0)"/>
                    <draw:equation draw:name="f126" draw:formula="?f119 *?f122 /1"/>
                    <draw:equation draw:name="f127" draw:formula="?f121 *?f120 /1"/>
                    <draw:equation draw:name="f128" draw:formula="?f126 +0-?f127 "/>
                    <draw:equation draw:name="f129" draw:formula="?f25 *?f25 /1"/>
                    <draw:equation draw:name="f130" draw:formula="?f125 *?f125 /1"/>
                    <draw:equation draw:name="f131" draw:formula="?f129 *?f130 /1"/>
                    <draw:equation draw:name="f132" draw:formula="?f128 *?f128 /1"/>
                    <draw:equation draw:name="f133" draw:formula="?f131 +0-?f132 "/>
                    <draw:equation draw:name="f134" draw:formula="max(?f133 ,0)"/>
                    <draw:equation draw:name="f135" draw:formula="sqrt(?f134 )"/>
                    <draw:equation draw:name="f136" draw:formula="?f93 *?f123 /1"/>
                    <draw:equation draw:name="f137" draw:formula="?f136 *?f135 /1"/>
                    <draw:equation draw:name="f138" draw:formula="?f128 *?f124 /1"/>
                    <draw:equation draw:name="f139" draw:formula="(?f138 +?f137 )/?f130 "/>
                    <draw:equation draw:name="f140" draw:formula="?f138 +0-?f137 "/>
                    <draw:equation draw:name="f141" draw:formula="?f140 *1/?f130 "/>
                    <draw:equation draw:name="f142" draw:formula="abs(?f124 )"/>
                    <draw:equation draw:name="f143" draw:formula="?f142 *?f135 /1"/>
                    <draw:equation draw:name="f144" draw:formula="?f128 *?f123 /-1"/>
                    <draw:equation draw:name="f145" draw:formula="(?f144 +?f143 )/?f130 "/>
                    <draw:equation draw:name="f146" draw:formula="?f144 +0-?f143 "/>
                    <draw:equation draw:name="f147" draw:formula="?f146 *1/?f130 "/>
                    <draw:equation draw:name="f148" draw:formula="?f119 +0-?f139 "/>
                    <draw:equation draw:name="f149" draw:formula="?f119 +0-?f141 "/>
                    <draw:equation draw:name="f150" draw:formula="?f120 +0-?f145 "/>
                    <draw:equation draw:name="f151" draw:formula="?f120 +0-?f147 "/>
                    <draw:equation draw:name="f152" draw:formula="sqrt(?f148 *?f148 +?f150 *?f150 +0*0)"/>
                    <draw:equation draw:name="f153" draw:formula="sqrt(?f149 *?f149 +?f151 *?f151 +0*0)"/>
                    <draw:equation draw:name="f154" draw:formula="?f153 +0-?f152 "/>
                    <draw:equation draw:name="f155" draw:formula="if(?f154 ,?f139 ,?f141 )"/>
                    <draw:equation draw:name="f156" draw:formula="if(?f154 ,?f145 ,?f147 )"/>
                    <draw:equation draw:name="f157" draw:formula="?f155 *?f13 /?f25 "/>
                    <draw:equation draw:name="f158" draw:formula="?f156 *?f14 /?f25 "/>
                    <draw:equation draw:name="f159" draw:formula="?f21 +?f157 -0"/>
                    <draw:equation draw:name="f160" draw:formula="?f23 +?f158 -0"/>
                    <draw:equation draw:name="f161" draw:formula="(10800000*atan2(?f158 ,?f157 ))/pi"/>
                    <draw:equation draw:name="f162" draw:formula="?f161 +21600000-0"/>
                    <draw:equation draw:name="f163" draw:formula="if(?f161 ,?f161 ,?f162 )"/>
                    <draw:equation draw:name="f164" draw:formula="?f4 +0-?f163 "/>
                    <draw:equation draw:name="f165" draw:formula="?f164 +0-21600000"/>
                    <draw:equation draw:name="f166" draw:formula="if(?f164 ,?f165 ,?f164 )"/>
                    <draw:equation draw:name="f167" draw:formula="?f117 +0-?f159 "/>
                    <draw:equation draw:name="f168" draw:formula="?f118 +0-?f160 "/>
                    <draw:equation draw:name="f169" draw:formula="sqrt(?f167 *?f167 +?f168 *?f168 +0*0)"/>
                    <draw:equation draw:name="f170" draw:formula="?f169 *1/2"/>
                    <draw:equation draw:name="f171" draw:formula="?f170 +0-?f7 "/>
                    <draw:equation draw:name="f172" draw:formula="if(?f171 ,?f117 ,?f64 )"/>
                    <draw:equation draw:name="f173" draw:formula="if(?f171 ,?f118 ,?f65 )"/>
                    <draw:equation draw:name="f174" draw:formula="if(?f171 ,?f159 ,?f68 )"/>
                    <draw:equation draw:name="f175" draw:formula="if(?f171 ,?f160 ,?f69 )"/>
                    <draw:equation draw:name="f176" draw:formula="(10800000*atan2(?f116 ,?f115 ))/pi"/>
                    <draw:equation draw:name="f177" draw:formula="?f176 +21600000-0"/>
                    <draw:equation draw:name="f178" draw:formula="if(?f176 ,?f176 ,?f177 )"/>
                    <draw:equation draw:name="f179" draw:formula="?f178 +0-?f4 "/>
                    <draw:equation draw:name="f180" draw:formula="?f179 +21600000-0"/>
                    <draw:equation draw:name="f181" draw:formula="if(?f179 ,?f179 ,?f180 )"/>
                    <draw:equation draw:name="f182" draw:formula="?f15 *sin(pi*(?f4 )/10800000)"/>
                    <draw:equation draw:name="f183" draw:formula="?f16 *cos(pi*(?f4 )/10800000)"/>
                    <draw:equation draw:name="f184" draw:formula="?f15 *(cos(atan2(?f182 ,?f183 )))"/>
                    <draw:equation draw:name="f185" draw:formula="?f16 *(sin(atan2(?f182 ,?f183 )))"/>
                    <draw:equation draw:name="f186" draw:formula="?f21 +?f184 -0"/>
                    <draw:equation draw:name="f187" draw:formula="?f23 +?f185 -0"/>
                    <draw:equation draw:name="f188" draw:formula="?f4 +0-5400000"/>
                    <draw:equation draw:name="f189" draw:formula="?f49 +5400000-0"/>
                    <draw:equation draw:name="f190" draw:formula="?f49 +10800000-0"/>
                    <draw:equation draw:name="f191" draw:formula="?f10 *cos(pi*(2700000)/10800000)"/>
                    <draw:equation draw:name="f192" draw:formula="?f12 *sin(pi*(2700000)/10800000)"/>
                    <draw:equation draw:name="f193" draw:formula="?f21 +0-?f191 "/>
                    <draw:equation draw:name="f194" draw:formula="?f21 +?f191 -0"/>
                    <draw:equation draw:name="f195" draw:formula="?f23 +0-?f192 "/>
                    <draw:equation draw:name="f196" draw:formula="?f23 +?f192 -0"/>
                    <draw:equation draw:name="f197" draw:formula="(?f4 )/60000.0"/>
                    <draw:equation draw:name="f198" draw:formula="(?f181 )/60000.0"/>
                    <draw:equation draw:name="f199" draw:formula="(?f163 )/60000.0"/>
                    <draw:equation draw:name="f200" draw:formula="(?f166 )/60000.0"/>
                    <draw:handle draw:handle-position="?f54 ?f55"/>
                    <draw:handle draw:handle-position="?f60 ?f61"/>
                    <draw:handle draw:handle-radius-range-minimum="0" draw:handle-radius-range-maximum="?f1" draw:handle-position="?f117 ?f118"/>
                    <draw:handle draw:handle-radius-range-minimum="0" draw:handle-radius-range-maximum="25000" draw:handle-position="?f68 ?f69"/>
                  </draw:enhanced-geometry>
                </draw:custom-shape>
              </draw:g>
            </draw:g>
            <draw:custom-shape draw:name="Simple 1" draw:style-name="gr6" draw:text-style-name="P7" draw:layer="layout" svg:width="6cm" svg:height="2.5cm" svg:x="4cm" svg:y="4cm">
              <text:p text:style-name="P1"><text:span text:style-name="T1">Tr <text:s text:c="2"/>c</text:span></text:p>
    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  <draw:equation draw:name="f0" draw:formula="$0 -10800"/>
                <draw:equation draw:name="f1" draw:formula="?f0 *2"/>
                <draw:equation draw:name="f2" draw:formula="abs(?f1 )"/>
                <draw:equation draw:name="f3" draw:formula="if(?f1 ,0,?f2 )"/>
                <draw:equation draw:name="f4" draw:formula="21600-?f2 "/>
                <draw:equation draw:name="f5" draw:formula="if(?f1 ,?f4 ,21600)"/>
                <draw:equation draw:name="f6" draw:formula="if(?f1 ,?f2 ,0)"/>
                <draw:equation draw:name="f7" draw:formula="if(?f1 ,21600,?f4 )"/>
                <draw:handle draw:handle-position="$0 21600" draw:handle-range-x-minimum="6629" draw:handle-range-x-maximum="14971"/>
              </draw:enhanced-geometry>
            </draw:custom-shape>
          </draw:g>
        </draw:g>
        <draw:g>
          <draw:frame draw:style-name="gr2" draw:text-style-name="P3" draw:layer="layout" svg:width="2.001cm" svg:height="1.599cm" svg:x="8.5cm" svg:y="10.7cm">
            <draw:image xlink:href="Pictures/100000010000029B00000215F0C707549D32BC42.png" xlink:type="simple" xlink:show="embed" xlink:actuate="onLoad" draw:mime-type="image/png">
              <text:p/>
            </draw:image>
          </draw:frame>
          <draw:g draw:name="3-circle-arrow 1">
            <draw:custom-shape draw:name="Pfeil: gebogen 19_ 1" draw:style-name="gr7" draw:text-style-name="P4" draw:layer="layout" svg:width="2.195cm" svg:height="2.196cm" svg:x="8.403cm" svg:y="10.401cm">
              <text:p/>
              <draw:enhanced-geometry draw:mirror-horizontal="false" draw:mirror-vertical="false" svg:viewBox="0 0 0 0" draw:text-areas="?f193 ?f195 ?f194 ?f196" draw:type="ooxml-circularArrow" draw:modifiers="12500 1142319 20457681 14673235.9607819 12500" draw:enhanced-path="M ?f60 ?f61 L ?f172 ?f173 ?f54 ?f55 ?f174 ?f175 ?f159 ?f160 Z N" drawooo:enhanced-path="M ?f60 ?f61 G ?f10 ?f12 ?f197 ?f198 L ?f172 ?f173 ?f54 ?f55 ?f174 ?f175 ?f159 ?f160 G ?f13 ?f14 ?f199 ?f200 Z N">
                <draw:equation draw:name="f0" draw:formula="if(0-$4 ,0,if(25000-$4 ,$4 ,25000))"/>
                <draw:equation draw:name="f1" draw:formula="?f0 *2/1"/>
                <draw:equation draw:name="f2" draw:formula="if(0-$0 ,0,if(?f1 -$0 ,$0 ,?f1 ))"/>
                <draw:equation draw:name="f3" draw:formula="if(1-$2 ,1,if(21599999-$2 ,$2 ,21599999))"/>
                <draw:equation draw:name="f4" draw:formula="if(0-$3 ,0,if(21599999-$3 ,$3 ,21599999))"/>
                <draw:equation draw:name="f5" draw:formula="min(logwidth,logheight)"/>
                <draw:equation draw:name="f6" draw:formula="?f5 *?f2 /100000"/>
                <draw:equation draw:name="f7" draw:formula="?f5 *?f0 /100000"/>
                <draw:equation draw:name="f8" draw:formula="?f6 *1/2"/>
                <draw:equation draw:name="f9" draw:formula="logwidth/2"/>
                <draw:equation draw:name="f10" draw:formula="?f9 +?f8 -?f7 "/>
                <draw:equation draw:name="f11" draw:formula="logheight/2"/>
                <draw:equation draw:name="f12" draw:formula="?f11 +?f8 -?f7 "/>
                <draw:equation draw:name="f13" draw:formula="?f10 +0-?f6 "/>
                <draw:equation draw:name="f14" draw:formula="?f12 +0-?f6 "/>
                <draw:equation draw:name="f15" draw:formula="?f13 +?f8 -0"/>
                <draw:equation draw:name="f16" draw:formula="?f14 +?f8 -0"/>
                <draw:equation draw:name="f17" draw:formula="?f15 *sin(pi*(?f3 )/10800000)"/>
                <draw:equation draw:name="f18" draw:formula="?f16 *cos(pi*(?f3 )/10800000)"/>
                <draw:equation draw:name="f19" draw:formula="?f15 *(cos(atan2(?f17 ,?f18 )))"/>
                <draw:equation draw:name="f20" draw:formula="?f16 *(sin(atan2(?f17 ,?f18 )))"/>
                <draw:equation draw:name="f21" draw:formula="logwidth/2"/>
                <draw:equation draw:name="f22" draw:formula="?f21 +?f19 -0"/>
                <draw:equation draw:name="f23" draw:formula="logheight/2"/>
                <draw:equation draw:name="f24" draw:formula="?f23 +?f20 -0"/>
                <draw:equation draw:name="f25" draw:formula="min(?f13 ,?f14 )"/>
                <draw:equation draw:name="f26" draw:formula="?f19 *?f19 /1"/>
                <draw:equation draw:name="f27" draw:formula="?f20 *?f20 /1"/>
                <draw:equation draw:name="f28" draw:formula="?f25 *?f25 /1"/>
                <draw:equation draw:name="f29" draw:formula="?f26 +0-?f28 "/>
                <draw:equation draw:name="f30" draw:formula="?f27 +0-?f28 "/>
                <draw:equation draw:name="f31" draw:formula="?f29 *?f30 /?f26 "/>
                <draw:equation draw:name="f32" draw:formula="?f31 *1/?f27 "/>
                <draw:equation draw:name="f33" draw:formula="1+0-?f32 "/>
                <draw:equation draw:name="f34" draw:formula="sqrt(?f33 )"/>
                <draw:equation draw:name="f35" draw:formula="?f29 *1/?f19 "/>
                <draw:equation draw:name="f36" draw:formula="?f35 *1/?f20 "/>
                <draw:equation draw:name="f37" draw:formula="(1+?f34 )/?f36 "/>
                <draw:equation draw:name="f38" draw:formula="(10800000*atan2(?f37 ,1))/pi"/>
                <draw:equation draw:name="f39" draw:formula="?f38 +21600000-0"/>
                <draw:equation draw:name="f40" draw:formula="if(?f38 ,?f38 ,?f39 )"/>
                <draw:equation draw:name="f41" draw:formula="?f40 +0-?f3 "/>
                <draw:equation draw:name="f42" draw:formula="?f41 +21600000-0"/>
                <draw:equation draw:name="f43" draw:formula="if(?f41 ,?f41 ,?f42 )"/>
                <draw:equation draw:name="f44" draw:formula="?f43 +0-10800000"/>
                <draw:equation draw:name="f45" draw:formula="?f43 +0-21600000"/>
                <draw:equation draw:name="f46" draw:formula="if(?f44 ,?f45 ,?f43 )"/>
                <draw:equation draw:name="f47" draw:formula="abs(?f46 )"/>
                <draw:equation draw:name="f48" draw:formula="if(0-$1 ,0,if(?f47 -$1 ,$1 ,?f47 ))"/>
                <draw:equation draw:name="f49" draw:formula="?f3 +?f48 -0"/>
                <draw:equation draw:name="f50" draw:formula="?f15 *sin(pi*(?f49 )/10800000)"/>
                <draw:equation draw:name="f51" draw:formula="?f16 *cos(pi*(?f49 )/10800000)"/>
                <draw:equation draw:name="f52" draw:formula="?f15 *(cos(atan2(?f50 ,?f51 )))"/>
                <draw:equation draw:name="f53" draw:formula="?f16 *(sin(atan2(?f50 ,?f51 )))"/>
                <draw:equation draw:name="f54" draw:formula="?f21 +?f52 -0"/>
                <draw:equation draw:name="f55" draw:formula="?f23 +?f53 -0"/>
                <draw:equation draw:name="f56" draw:formula="?f10 *sin(pi*(?f4 )/10800000)"/>
                <draw:equation draw:name="f57" draw:formula="?f12 *cos(pi*(?f4 )/10800000)"/>
                <draw:equation draw:name="f58" draw:formula="?f10 *(cos(atan2(?f56 ,?f57 )))"/>
                <draw:equation draw:name="f59" draw:formula="?f12 *(sin(atan2(?f56 ,?f57 )))"/>
                <draw:equation draw:name="f60" draw:formula="?f21 +?f58 -0"/>
                <draw:equation draw:name="f61" draw:formula="?f23 +?f59 -0"/>
                <draw:equation draw:name="f62" draw:formula="?f7 *cos(pi*(?f49 )/10800000)"/>
                <draw:equation draw:name="f63" draw:formula="?f7 *sin(pi*(?f49 )/10800000)"/>
                <draw:equation draw:name="f64" draw:formula="?f22 +?f62 -0"/>
                <draw:equation draw:name="f65" draw:formula="?f24 +?f63 -0"/>
                <draw:equation draw:name="f66" draw:formula="?f7 *cos(pi*(?f49 )/10800000)"/>
                <draw:equation draw:name="f67" draw:formula="?f7 *sin(pi*(?f49 )/10800000)"/>
                <draw:equation draw:name="f68" draw:formula="?f22 +0-?f66 "/>
                <draw:equation draw:name="f69" draw:formula="?f24 +0-?f67 "/>
                <draw:equation draw:name="f70" draw:formula="?f68 +0-?f21 "/>
                <draw:equation draw:name="f71" draw:formula="?f69 +0-?f23 "/>
                <draw:equation draw:name="f72" draw:formula="?f64 +0-?f21 "/>
                <draw:equation draw:name="f73" draw:formula="?f65 +0-?f23 "/>
                <draw:equation draw:name="f74" draw:formula="min(?f10 ,?f12 )"/>
                <draw:equation draw:name="f75" draw:formula="?f70 *?f74 /?f10 "/>
                <draw:equation draw:name="f76" draw:formula="?f71 *?f74 /?f12 "/>
                <draw:equation draw:name="f77" draw:formula="?f72 *?f74 /?f10 "/>
                <draw:equation draw:name="f78" draw:formula="?f73 *?f74 /?f12 "/>
                <draw:equation draw:name="f79" draw:formula="?f77 +0-?f75 "/>
                <draw:equation draw:name="f80" draw:formula="?f78 +0-?f76 "/>
                <draw:equation draw:name="f81" draw:formula="sqrt(?f79 *?f79 +?f80 *?f80 +0*0)"/>
                <draw:equation draw:name="f82" draw:formula="?f75 *?f78 /1"/>
                <draw:equation draw:name="f83" draw:formula="?f77 *?f76 /1"/>
                <draw:equation draw:name="f84" draw:formula="?f82 +0-?f83 "/>
                <draw:equation draw:name="f85" draw:formula="?f74 *?f74 /1"/>
                <draw:equation draw:name="f86" draw:formula="?f81 *?f81 /1"/>
                <draw:equation draw:name="f87" draw:formula="?f85 *?f86 /1"/>
                <draw:equation draw:name="f88" draw:formula="?f84 *?f84 /1"/>
                <draw:equation draw:name="f89" draw:formula="?f87 +0-?f88 "/>
                <draw:equation draw:name="f90" draw:formula="max(?f89 ,0)"/>
                <draw:equation draw:name="f91" draw:formula="sqrt(?f90 )"/>
                <draw:equation draw:name="f92" draw:formula="?f80 *-1/1"/>
                <draw:equation draw:name="f93" draw:formula="if(?f92 ,-1,1)"/>
                <draw:equation draw:name="f94" draw:formula="?f93 *?f79 /1"/>
                <draw:equation draw:name="f95" draw:formula="?f94 *?f91 /1"/>
                <draw:equation draw:name="f96" draw:formula="?f84 *?f80 /1"/>
                <draw:equation draw:name="f97" draw:formula="(?f96 +?f95 )/?f86 "/>
                <draw:equation draw:name="f98" draw:formula="?f96 +0-?f95 "/>
                <draw:equation draw:name="f99" draw:formula="?f98 *1/?f86 "/>
                <draw:equation draw:name="f100" draw:formula="abs(?f80 )"/>
                <draw:equation draw:name="f101" draw:formula="?f100 *?f91 /1"/>
                <draw:equation draw:name="f102" draw:formula="?f84 *?f79 /-1"/>
                <draw:equation draw:name="f103" draw:formula="(?f102 +?f101 )/?f86 "/>
                <draw:equation draw:name="f104" draw:formula="?f102 +0-?f101 "/>
                <draw:equation draw:name="f105" draw:formula="?f104 *1/?f86 "/>
                <draw:equation draw:name="f106" draw:formula="?f77 +0-?f97 "/>
                <draw:equation draw:name="f107" draw:formula="?f77 +0-?f99 "/>
                <draw:equation draw:name="f108" draw:formula="?f78 +0-?f103 "/>
                <draw:equation draw:name="f109" draw:formula="?f78 +0-?f105 "/>
                <draw:equation draw:name="f110" draw:formula="sqrt(?f106 *?f106 +?f108 *?f108 +0*0)"/>
                <draw:equation draw:name="f111" draw:formula="sqrt(?f107 *?f107 +?f109 *?f109 +0*0)"/>
                <draw:equation draw:name="f112" draw:formula="?f111 +0-?f110 "/>
                <draw:equation draw:name="f113" draw:formula="if(?f112 ,?f97 ,?f99 )"/>
                <draw:equation draw:name="f114" draw:formula="if(?f112 ,?f103 ,?f105 )"/>
                <draw:equation draw:name="f115" draw:formula="?f113 *?f10 /?f74 "/>
                <draw:equation draw:name="f116" draw:formula="?f114 *?f12 /?f74 "/>
                <draw:equation draw:name="f117" draw:formula="?f21 +?f115 -0"/>
                <draw:equation draw:name="f118" draw:formula="?f23 +?f116 -0"/>
                <draw:equation draw:name="f119" draw:formula="?f70 *?f25 /?f13 "/>
                <draw:equation draw:name="f120" draw:formula="?f71 *?f25 /?f14 "/>
                <draw:equation draw:name="f121" draw:formula="?f72 *?f25 /?f13 "/>
                <draw:equation draw:name="f122" draw:formula="?f73 *?f25 /?f14 "/>
                <draw:equation draw:name="f123" draw:formula="?f121 +0-?f119 "/>
                <draw:equation draw:name="f124" draw:formula="?f122 +0-?f120 "/>
                <draw:equation draw:name="f125" draw:formula="sqrt(?f123 *?f123 +?f124 *?f124 +0*0)"/>
                <draw:equation draw:name="f126" draw:formula="?f119 *?f122 /1"/>
                <draw:equation draw:name="f127" draw:formula="?f121 *?f120 /1"/>
                <draw:equation draw:name="f128" draw:formula="?f126 +0-?f127 "/>
                <draw:equation draw:name="f129" draw:formula="?f25 *?f25 /1"/>
                <draw:equation draw:name="f130" draw:formula="?f125 *?f125 /1"/>
                <draw:equation draw:name="f131" draw:formula="?f129 *?f130 /1"/>
                <draw:equation draw:name="f132" draw:formula="?f128 *?f128 /1"/>
                <draw:equation draw:name="f133" draw:formula="?f131 +0-?f132 "/>
                <draw:equation draw:name="f134" draw:formula="max(?f133 ,0)"/>
                <draw:equation draw:name="f135" draw:formula="sqrt(?f134 )"/>
                <draw:equation draw:name="f136" draw:formula="?f93 *?f123 /1"/>
                <draw:equation draw:name="f137" draw:formula="?f136 *?f135 /1"/>
                <draw:equation draw:name="f138" draw:formula="?f128 *?f124 /1"/>
                <draw:equation draw:name="f139" draw:formula="(?f138 +?f137 )/?f130 "/>
                <draw:equation draw:name="f140" draw:formula="?f138 +0-?f137 "/>
                <draw:equation draw:name="f141" draw:formula="?f140 *1/?f130 "/>
                <draw:equation draw:name="f142" draw:formula="abs(?f124 )"/>
                <draw:equation draw:name="f143" draw:formula="?f142 *?f135 /1"/>
                <draw:equation draw:name="f144" draw:formula="?f128 *?f123 /-1"/>
                <draw:equation draw:name="f145" draw:formula="(?f144 +?f143 )/?f130 "/>
                <draw:equation draw:name="f146" draw:formula="?f144 +0-?f143 "/>
                <draw:equation draw:name="f147" draw:formula="?f146 *1/?f130 "/>
                <draw:equation draw:name="f148" draw:formula="?f119 +0-?f139 "/>
                <draw:equation draw:name="f149" draw:formula="?f119 +0-?f141 "/>
                <draw:equation draw:name="f150" draw:formula="?f120 +0-?f145 "/>
                <draw:equation draw:name="f151" draw:formula="?f120 +0-?f147 "/>
                <draw:equation draw:name="f152" draw:formula="sqrt(?f148 *?f148 +?f150 *?f150 +0*0)"/>
                <draw:equation draw:name="f153" draw:formula="sqrt(?f149 *?f149 +?f151 *?f151 +0*0)"/>
                <draw:equation draw:name="f154" draw:formula="?f153 +0-?f152 "/>
                <draw:equation draw:name="f155" draw:formula="if(?f154 ,?f139 ,?f141 )"/>
                <draw:equation draw:name="f156" draw:formula="if(?f154 ,?f145 ,?f147 )"/>
                <draw:equation draw:name="f157" draw:formula="?f155 *?f13 /?f25 "/>
                <draw:equation draw:name="f158" draw:formula="?f156 *?f14 /?f25 "/>
                <draw:equation draw:name="f159" draw:formula="?f21 +?f157 -0"/>
                <draw:equation draw:name="f160" draw:formula="?f23 +?f158 -0"/>
                <draw:equation draw:name="f161" draw:formula="(10800000*atan2(?f158 ,?f157 ))/pi"/>
                <draw:equation draw:name="f162" draw:formula="?f161 +21600000-0"/>
                <draw:equation draw:name="f163" draw:formula="if(?f161 ,?f161 ,?f162 )"/>
                <draw:equation draw:name="f164" draw:formula="?f4 +0-?f163 "/>
                <draw:equation draw:name="f165" draw:formula="?f164 +0-21600000"/>
                <draw:equation draw:name="f166" draw:formula="if(?f164 ,?f165 ,?f164 )"/>
                <draw:equation draw:name="f167" draw:formula="?f117 +0-?f159 "/>
                <draw:equation draw:name="f168" draw:formula="?f118 +0-?f160 "/>
                <draw:equation draw:name="f169" draw:formula="sqrt(?f167 *?f167 +?f168 *?f168 +0*0)"/>
                <draw:equation draw:name="f170" draw:formula="?f169 *1/2"/>
                <draw:equation draw:name="f171" draw:formula="?f170 +0-?f7 "/>
                <draw:equation draw:name="f172" draw:formula="if(?f171 ,?f117 ,?f64 )"/>
                <draw:equation draw:name="f173" draw:formula="if(?f171 ,?f118 ,?f65 )"/>
                <draw:equation draw:name="f174" draw:formula="if(?f171 ,?f159 ,?f68 )"/>
                <draw:equation draw:name="f175" draw:formula="if(?f171 ,?f160 ,?f69 )"/>
                <draw:equation draw:name="f176" draw:formula="(10800000*atan2(?f116 ,?f115 ))/pi"/>
                <draw:equation draw:name="f177" draw:formula="?f176 +21600000-0"/>
                <draw:equation draw:name="f178" draw:formula="if(?f176 ,?f176 ,?f177 )"/>
                <draw:equation draw:name="f179" draw:formula="?f178 +0-?f4 "/>
                <draw:equation draw:name="f180" draw:formula="?f179 +21600000-0"/>
                <draw:equation draw:name="f181" draw:formula="if(?f179 ,?f179 ,?f180 )"/>
                <draw:equation draw:name="f182" draw:formula="?f15 *sin(pi*(?f4 )/10800000)"/>
                <draw:equation draw:name="f183" draw:formula="?f16 *cos(pi*(?f4 )/10800000)"/>
                <draw:equation draw:name="f184" draw:formula="?f15 *(cos(atan2(?f182 ,?f183 )))"/>
                <draw:equation draw:name="f185" draw:formula="?f16 *(sin(atan2(?f182 ,?f183 )))"/>
                <draw:equation draw:name="f186" draw:formula="?f21 +?f184 -0"/>
                <draw:equation draw:name="f187" draw:formula="?f23 +?f185 -0"/>
                <draw:equation draw:name="f188" draw:formula="?f4 +0-5400000"/>
                <draw:equation draw:name="f189" draw:formula="?f49 +5400000-0"/>
                <draw:equation draw:name="f190" draw:formula="?f49 +10800000-0"/>
                <draw:equation draw:name="f191" draw:formula="?f10 *cos(pi*(2700000)/10800000)"/>
                <draw:equation draw:name="f192" draw:formula="?f12 *sin(pi*(2700000)/10800000)"/>
                <draw:equation draw:name="f193" draw:formula="?f21 +0-?f191 "/>
                <draw:equation draw:name="f194" draw:formula="?f21 +?f191 -0"/>
                <draw:equation draw:name="f195" draw:formula="?f23 +0-?f192 "/>
                <draw:equation draw:name="f196" draw:formula="?f23 +?f192 -0"/>
                <draw:equation draw:name="f197" draw:formula="(?f4 )/60000.0"/>
                <draw:equation draw:name="f198" draw:formula="(?f181 )/60000.0"/>
                <draw:equation draw:name="f199" draw:formula="(?f163 )/60000.0"/>
                <draw:equation draw:name="f200" draw:formula="(?f166 )/60000.0"/>
                <draw:handle draw:handle-position="?f54 ?f55"/>
                <draw:handle draw:handle-position="?f60 ?f61"/>
                <draw:handle draw:handle-radius-range-minimum="0" draw:handle-radius-range-maximum="?f1" draw:handle-position="?f117 ?f118"/>
                <draw:handle draw:handle-radius-range-minimum="0" draw:handle-radius-range-maximum="25000" draw:handle-position="?f68 ?f69"/>
              </draw:enhanced-geometry>
            </draw:custom-shape>
            <draw:custom-shape draw:name="Pfeil: gebogen 19_ 2" draw:style-name="gr8" draw:text-style-name="P5" draw:layer="layout" svg:width="2.196cm" svg:height="2.195cm" draw:transform="rotate (2.0943951023932) translate (9.099cm 12.999cm)">
              <text:p/>
              <draw:enhanced-geometry draw:mirror-horizontal="false" draw:mirror-vertical="false" svg:viewBox="0 0 0 0" draw:text-areas="?f193 ?f195 ?f194 ?f196" draw:type="ooxml-circularArrow" draw:modifiers="12500 1142319 20457681 14699935.8090509 12500" draw:enhanced-path="M ?f60 ?f61 L ?f172 ?f173 ?f54 ?f55 ?f174 ?f175 ?f159 ?f160 Z N" drawooo:enhanced-path="M ?f60 ?f61 G ?f10 ?f12 ?f197 ?f198 L ?f172 ?f173 ?f54 ?f55 ?f174 ?f175 ?f159 ?f160 G ?f13 ?f14 ?f199 ?f200 Z N">
                <draw:equation draw:name="f0" draw:formula="if(0-$4 ,0,if(25000-$4 ,$4 ,25000))"/>
                <draw:equation draw:name="f1" draw:formula="?f0 *2/1"/>
                <draw:equation draw:name="f2" draw:formula="if(0-$0 ,0,if(?f1 -$0 ,$0 ,?f1 ))"/>
                <draw:equation draw:name="f3" draw:formula="if(1-$2 ,1,if(21599999-$2 ,$2 ,21599999))"/>
                <draw:equation draw:name="f4" draw:formula="if(0-$3 ,0,if(21599999-$3 ,$3 ,21599999))"/>
                <draw:equation draw:name="f5" draw:formula="min(logwidth,logheight)"/>
                <draw:equation draw:name="f6" draw:formula="?f5 *?f2 /100000"/>
                <draw:equation draw:name="f7" draw:formula="?f5 *?f0 /100000"/>
                <draw:equation draw:name="f8" draw:formula="?f6 *1/2"/>
                <draw:equation draw:name="f9" draw:formula="logwidth/2"/>
                <draw:equation draw:name="f10" draw:formula="?f9 +?f8 -?f7 "/>
                <draw:equation draw:name="f11" draw:formula="logheight/2"/>
                <draw:equation draw:name="f12" draw:formula="?f11 +?f8 -?f7 "/>
                <draw:equation draw:name="f13" draw:formula="?f10 +0-?f6 "/>
                <draw:equation draw:name="f14" draw:formula="?f12 +0-?f6 "/>
                <draw:equation draw:name="f15" draw:formula="?f13 +?f8 -0"/>
                <draw:equation draw:name="f16" draw:formula="?f14 +?f8 -0"/>
                <draw:equation draw:name="f17" draw:formula="?f15 *sin(pi*(?f3 )/10800000)"/>
                <draw:equation draw:name="f18" draw:formula="?f16 *cos(pi*(?f3 )/10800000)"/>
                <draw:equation draw:name="f19" draw:formula="?f15 *(cos(atan2(?f17 ,?f18 )))"/>
                <draw:equation draw:name="f20" draw:formula="?f16 *(sin(atan2(?f17 ,?f18 )))"/>
                <draw:equation draw:name="f21" draw:formula="logwidth/2"/>
                <draw:equation draw:name="f22" draw:formula="?f21 +?f19 -0"/>
                <draw:equation draw:name="f23" draw:formula="logheight/2"/>
                <draw:equation draw:name="f24" draw:formula="?f23 +?f20 -0"/>
                <draw:equation draw:name="f25" draw:formula="min(?f13 ,?f14 )"/>
                <draw:equation draw:name="f26" draw:formula="?f19 *?f19 /1"/>
                <draw:equation draw:name="f27" draw:formula="?f20 *?f20 /1"/>
                <draw:equation draw:name="f28" draw:formula="?f25 *?f25 /1"/>
                <draw:equation draw:name="f29" draw:formula="?f26 +0-?f28 "/>
                <draw:equation draw:name="f30" draw:formula="?f27 +0-?f28 "/>
                <draw:equation draw:name="f31" draw:formula="?f29 *?f30 /?f26 "/>
                <draw:equation draw:name="f32" draw:formula="?f31 *1/?f27 "/>
                <draw:equation draw:name="f33" draw:formula="1+0-?f32 "/>
                <draw:equation draw:name="f34" draw:formula="sqrt(?f33 )"/>
                <draw:equation draw:name="f35" draw:formula="?f29 *1/?f19 "/>
                <draw:equation draw:name="f36" draw:formula="?f35 *1/?f20 "/>
                <draw:equation draw:name="f37" draw:formula="(1+?f34 )/?f36 "/>
                <draw:equation draw:name="f38" draw:formula="(10800000*atan2(?f37 ,1))/pi"/>
                <draw:equation draw:name="f39" draw:formula="?f38 +21600000-0"/>
                <draw:equation draw:name="f40" draw:formula="if(?f38 ,?f38 ,?f39 )"/>
                <draw:equation draw:name="f41" draw:formula="?f40 +0-?f3 "/>
                <draw:equation draw:name="f42" draw:formula="?f41 +21600000-0"/>
                <draw:equation draw:name="f43" draw:formula="if(?f41 ,?f41 ,?f42 )"/>
                <draw:equation draw:name="f44" draw:formula="?f43 +0-10800000"/>
                <draw:equation draw:name="f45" draw:formula="?f43 +0-21600000"/>
                <draw:equation draw:name="f46" draw:formula="if(?f44 ,?f45 ,?f43 )"/>
                <draw:equation draw:name="f47" draw:formula="abs(?f46 )"/>
                <draw:equation draw:name="f48" draw:formula="if(0-$1 ,0,if(?f47 -$1 ,$1 ,?f47 ))"/>
                <draw:equation draw:name="f49" draw:formula="?f3 +?f48 -0"/>
                <draw:equation draw:name="f50" draw:formula="?f15 *sin(pi*(?f49 )/10800000)"/>
                <draw:equation draw:name="f51" draw:formula="?f16 *cos(pi*(?f49 )/10800000)"/>
                <draw:equation draw:name="f52" draw:formula="?f15 *(cos(atan2(?f50 ,?f51 )))"/>
                <draw:equation draw:name="f53" draw:formula="?f16 *(sin(atan2(?f50 ,?f51 )))"/>
                <draw:equation draw:name="f54" draw:formula="?f21 +?f52 -0"/>
                <draw:equation draw:name="f55" draw:formula="?f23 +?f53 -0"/>
                <draw:equation draw:name="f56" draw:formula="?f10 *sin(pi*(?f4 )/10800000)"/>
                <draw:equation draw:name="f57" draw:formula="?f12 *cos(pi*(?f4 )/10800000)"/>
                <draw:equation draw:name="f58" draw:formula="?f10 *(cos(atan2(?f56 ,?f57 )))"/>
                <draw:equation draw:name="f59" draw:formula="?f12 *(sin(atan2(?f56 ,?f57 )))"/>
                <draw:equation draw:name="f60" draw:formula="?f21 +?f58 -0"/>
                <draw:equation draw:name="f61" draw:formula="?f23 +?f59 -0"/>
                <draw:equation draw:name="f62" draw:formula="?f7 *cos(pi*(?f49 )/10800000)"/>
                <draw:equation draw:name="f63" draw:formula="?f7 *sin(pi*(?f49 )/10800000)"/>
                <draw:equation draw:name="f64" draw:formula="?f22 +?f62 -0"/>
                <draw:equation draw:name="f65" draw:formula="?f24 +?f63 -0"/>
                <draw:equation draw:name="f66" draw:formula="?f7 *cos(pi*(?f49 )/10800000)"/>
                <draw:equation draw:name="f67" draw:formula="?f7 *sin(pi*(?f49 )/10800000)"/>
                <draw:equation draw:name="f68" draw:formula="?f22 +0-?f66 "/>
                <draw:equation draw:name="f69" draw:formula="?f24 +0-?f67 "/>
                <draw:equation draw:name="f70" draw:formula="?f68 +0-?f21 "/>
                <draw:equation draw:name="f71" draw:formula="?f69 +0-?f23 "/>
                <draw:equation draw:name="f72" draw:formula="?f64 +0-?f21 "/>
                <draw:equation draw:name="f73" draw:formula="?f65 +0-?f23 "/>
                <draw:equation draw:name="f74" draw:formula="min(?f10 ,?f12 )"/>
                <draw:equation draw:name="f75" draw:formula="?f70 *?f74 /?f10 "/>
                <draw:equation draw:name="f76" draw:formula="?f71 *?f74 /?f12 "/>
                <draw:equation draw:name="f77" draw:formula="?f72 *?f74 /?f10 "/>
                <draw:equation draw:name="f78" draw:formula="?f73 *?f74 /?f12 "/>
                <draw:equation draw:name="f79" draw:formula="?f77 +0-?f75 "/>
                <draw:equation draw:name="f80" draw:formula="?f78 +0-?f76 "/>
                <draw:equation draw:name="f81" draw:formula="sqrt(?f79 *?f79 +?f80 *?f80 +0*0)"/>
                <draw:equation draw:name="f82" draw:formula="?f75 *?f78 /1"/>
                <draw:equation draw:name="f83" draw:formula="?f77 *?f76 /1"/>
                <draw:equation draw:name="f84" draw:formula="?f82 +0-?f83 "/>
                <draw:equation draw:name="f85" draw:formula="?f74 *?f74 /1"/>
                <draw:equation draw:name="f86" draw:formula="?f81 *?f81 /1"/>
                <draw:equation draw:name="f87" draw:formula="?f85 *?f86 /1"/>
                <draw:equation draw:name="f88" draw:formula="?f84 *?f84 /1"/>
                <draw:equation draw:name="f89" draw:formula="?f87 +0-?f88 "/>
                <draw:equation draw:name="f90" draw:formula="max(?f89 ,0)"/>
                <draw:equation draw:name="f91" draw:formula="sqrt(?f90 )"/>
                <draw:equation draw:name="f92" draw:formula="?f80 *-1/1"/>
                <draw:equation draw:name="f93" draw:formula="if(?f92 ,-1,1)"/>
                <draw:equation draw:name="f94" draw:formula="?f93 *?f79 /1"/>
                <draw:equation draw:name="f95" draw:formula="?f94 *?f91 /1"/>
                <draw:equation draw:name="f96" draw:formula="?f84 *?f80 /1"/>
                <draw:equation draw:name="f97" draw:formula="(?f96 +?f95 )/?f86 "/>
                <draw:equation draw:name="f98" draw:formula="?f96 +0-?f95 "/>
                <draw:equation draw:name="f99" draw:formula="?f98 *1/?f86 "/>
                <draw:equation draw:name="f100" draw:formula="abs(?f80 )"/>
                <draw:equation draw:name="f101" draw:formula="?f100 *?f91 /1"/>
                <draw:equation draw:name="f102" draw:formula="?f84 *?f79 /-1"/>
                <draw:equation draw:name="f103" draw:formula="(?f102 +?f101 )/?f86 "/>
                <draw:equation draw:name="f104" draw:formula="?f102 +0-?f101 "/>
                <draw:equation draw:name="f105" draw:formula="?f104 *1/?f86 "/>
                <draw:equation draw:name="f106" draw:formula="?f77 +0-?f97 "/>
                <draw:equation draw:name="f107" draw:formula="?f77 +0-?f99 "/>
                <draw:equation draw:name="f108" draw:formula="?f78 +0-?f103 "/>
                <draw:equation draw:name="f109" draw:formula="?f78 +0-?f105 "/>
                <draw:equation draw:name="f110" draw:formula="sqrt(?f106 *?f106 +?f108 *?f108 +0*0)"/>
                <draw:equation draw:name="f111" draw:formula="sqrt(?f107 *?f107 +?f109 *?f109 +0*0)"/>
                <draw:equation draw:name="f112" draw:formula="?f111 +0-?f110 "/>
                <draw:equation draw:name="f113" draw:formula="if(?f112 ,?f97 ,?f99 )"/>
                <draw:equation draw:name="f114" draw:formula="if(?f112 ,?f103 ,?f105 )"/>
                <draw:equation draw:name="f115" draw:formula="?f113 *?f10 /?f74 "/>
                <draw:equation draw:name="f116" draw:formula="?f114 *?f12 /?f74 "/>
                <draw:equation draw:name="f117" draw:formula="?f21 +?f115 -0"/>
                <draw:equation draw:name="f118" draw:formula="?f23 +?f116 -0"/>
                <draw:equation draw:name="f119" draw:formula="?f70 *?f25 /?f13 "/>
                <draw:equation draw:name="f120" draw:formula="?f71 *?f25 /?f14 "/>
                <draw:equation draw:name="f121" draw:formula="?f72 *?f25 /?f13 "/>
                <draw:equation draw:name="f122" draw:formula="?f73 *?f25 /?f14 "/>
                <draw:equation draw:name="f123" draw:formula="?f121 +0-?f119 "/>
                <draw:equation draw:name="f124" draw:formula="?f122 +0-?f120 "/>
                <draw:equation draw:name="f125" draw:formula="sqrt(?f123 *?f123 +?f124 *?f124 +0*0)"/>
                <draw:equation draw:name="f126" draw:formula="?f119 *?f122 /1"/>
                <draw:equation draw:name="f127" draw:formula="?f121 *?f120 /1"/>
                <draw:equation draw:name="f128" draw:formula="?f126 +0-?f127 "/>
                <draw:equation draw:name="f129" draw:formula="?f25 *?f25 /1"/>
                <draw:equation draw:name="f130" draw:formula="?f125 *?f125 /1"/>
                <draw:equation draw:name="f131" draw:formula="?f129 *?f130 /1"/>
                <draw:equation draw:name="f132" draw:formula="?f128 *?f128 /1"/>
                <draw:equation draw:name="f133" draw:formula="?f131 +0-?f132 "/>
                <draw:equation draw:name="f134" draw:formula="max(?f133 ,0)"/>
                <draw:equation draw:name="f135" draw:formula="sqrt(?f134 )"/>
                <draw:equation draw:name="f136" draw:formula="?f93 *?f123 /1"/>
                <draw:equation draw:name="f137" draw:formula="?f136 *?f135 /1"/>
                <draw:equation draw:name="f138" draw:formula="?f128 *?f124 /1"/>
                <draw:equation draw:name="f139" draw:formula="(?f138 +?f137 )/?f130 "/>
                <draw:equation draw:name="f140" draw:formula="?f138 +0-?f137 "/>
                <draw:equation draw:name="f141" draw:formula="?f140 *1/?f130 "/>
                <draw:equation draw:name="f142" draw:formula="abs(?f124 )"/>
                <draw:equation draw:name="f143" draw:formula="?f142 *?f135 /1"/>
                <draw:equation draw:name="f144" draw:formula="?f128 *?f123 /-1"/>
                <draw:equation draw:name="f145" draw:formula="(?f144 +?f143 )/?f130 "/>
                <draw:equation draw:name="f146" draw:formula="?f144 +0-?f143 "/>
                <draw:equation draw:name="f147" draw:formula="?f146 *1/?f130 "/>
                <draw:equation draw:name="f148" draw:formula="?f119 +0-?f139 "/>
                <draw:equation draw:name="f149" draw:formula="?f119 +0-?f141 "/>
                <draw:equation draw:name="f150" draw:formula="?f120 +0-?f145 "/>
                <draw:equation draw:name="f151" draw:formula="?f120 +0-?f147 "/>
                <draw:equation draw:name="f152" draw:formula="sqrt(?f148 *?f148 +?f150 *?f150 +0*0)"/>
                <draw:equation draw:name="f153" draw:formula="sqrt(?f149 *?f149 +?f151 *?f151 +0*0)"/>
                <draw:equation draw:name="f154" draw:formula="?f153 +0-?f152 "/>
                <draw:equation draw:name="f155" draw:formula="if(?f154 ,?f139 ,?f141 )"/>
                <draw:equation draw:name="f156" draw:formula="if(?f154 ,?f145 ,?f147 )"/>
                <draw:equation draw:name="f157" draw:formula="?f155 *?f13 /?f25 "/>
                <draw:equation draw:name="f158" draw:formula="?f156 *?f14 /?f25 "/>
                <draw:equation draw:name="f159" draw:formula="?f21 +?f157 -0"/>
                <draw:equation draw:name="f160" draw:formula="?f23 +?f158 -0"/>
                <draw:equation draw:name="f161" draw:formula="(10800000*atan2(?f158 ,?f157 ))/pi"/>
                <draw:equation draw:name="f162" draw:formula="?f161 +21600000-0"/>
                <draw:equation draw:name="f163" draw:formula="if(?f161 ,?f161 ,?f162 )"/>
                <draw:equation draw:name="f164" draw:formula="?f4 +0-?f163 "/>
                <draw:equation draw:name="f165" draw:formula="?f164 +0-21600000"/>
                <draw:equation draw:name="f166" draw:formula="if(?f164 ,?f165 ,?f164 )"/>
                <draw:equation draw:name="f167" draw:formula="?f117 +0-?f159 "/>
                <draw:equation draw:name="f168" draw:formula="?f118 +0-?f160 "/>
                <draw:equation draw:name="f169" draw:formula="sqrt(?f167 *?f167 +?f168 *?f168 +0*0)"/>
                <draw:equation draw:name="f170" draw:formula="?f169 *1/2"/>
                <draw:equation draw:name="f171" draw:formula="?f170 +0-?f7 "/>
                <draw:equation draw:name="f172" draw:formula="if(?f171 ,?f117 ,?f64 )"/>
                <draw:equation draw:name="f173" draw:formula="if(?f171 ,?f118 ,?f65 )"/>
                <draw:equation draw:name="f174" draw:formula="if(?f171 ,?f159 ,?f68 )"/>
                <draw:equation draw:name="f175" draw:formula="if(?f171 ,?f160 ,?f69 )"/>
                <draw:equation draw:name="f176" draw:formula="(10800000*atan2(?f116 ,?f115 ))/pi"/>
                <draw:equation draw:name="f177" draw:formula="?f176 +21600000-0"/>
                <draw:equation draw:name="f178" draw:formula="if(?f176 ,?f176 ,?f177 )"/>
                <draw:equation draw:name="f179" draw:formula="?f178 +0-?f4 "/>
                <draw:equation draw:name="f180" draw:formula="?f179 +21600000-0"/>
                <draw:equation draw:name="f181" draw:formula="if(?f179 ,?f179 ,?f180 )"/>
                <draw:equation draw:name="f182" draw:formula="?f15 *sin(pi*(?f4 )/10800000)"/>
                <draw:equation draw:name="f183" draw:formula="?f16 *cos(pi*(?f4 )/10800000)"/>
                <draw:equation draw:name="f184" draw:formula="?f15 *(cos(atan2(?f182 ,?f183 )))"/>
                <draw:equation draw:name="f185" draw:formula="?f16 *(sin(atan2(?f182 ,?f183 )))"/>
                <draw:equation draw:name="f186" draw:formula="?f21 +?f184 -0"/>
                <draw:equation draw:name="f187" draw:formula="?f23 +?f185 -0"/>
                <draw:equation draw:name="f188" draw:formula="?f4 +0-5400000"/>
                <draw:equation draw:name="f189" draw:formula="?f49 +5400000-0"/>
                <draw:equation draw:name="f190" draw:formula="?f49 +10800000-0"/>
                <draw:equation draw:name="f191" draw:formula="?f10 *cos(pi*(2700000)/10800000)"/>
                <draw:equation draw:name="f192" draw:formula="?f12 *sin(pi*(2700000)/10800000)"/>
                <draw:equation draw:name="f193" draw:formula="?f21 +0-?f191 "/>
                <draw:equation draw:name="f194" draw:formula="?f21 +?f191 -0"/>
                <draw:equation draw:name="f195" draw:formula="?f23 +0-?f192 "/>
                <draw:equation draw:name="f196" draw:formula="?f23 +?f192 -0"/>
                <draw:equation draw:name="f197" draw:formula="(?f4 )/60000.0"/>
                <draw:equation draw:name="f198" draw:formula="(?f181 )/60000.0"/>
                <draw:equation draw:name="f199" draw:formula="(?f163 )/60000.0"/>
                <draw:equation draw:name="f200" draw:formula="(?f166 )/60000.0"/>
                <draw:handle draw:handle-position="?f54 ?f55"/>
                <draw:handle draw:handle-position="?f60 ?f61"/>
                <draw:handle draw:handle-radius-range-minimum="0" draw:handle-radius-range-maximum="?f1" draw:handle-position="?f117 ?f118"/>
                <draw:handle draw:handle-radius-range-minimum="0" draw:handle-radius-range-maximum="25000" draw:handle-position="?f68 ?f69"/>
              </draw:enhanced-geometry>
            </draw:custom-shape>
            <draw:custom-shape draw:name="Pfeil: gebogen 19_ 3" draw:style-name="gr9" draw:text-style-name="P6" draw:layer="layout" svg:width="2.196cm" svg:height="2.195cm" draw:transform="rotate (-2.0943951023932) translate (10.999cm 11.097cm)">
              <text:p/>
              <draw:enhanced-geometry draw:mirror-horizontal="false" draw:mirror-vertical="false" svg:viewBox="0 0 0 0" draw:text-areas="?f193 ?f195 ?f194 ?f196" draw:type="ooxml-circularArrow" draw:modifiers="12500 1142319 20457681 14742682.9905043 12500" draw:enhanced-path="M ?f60 ?f61 L ?f172 ?f173 ?f54 ?f55 ?f174 ?f175 ?f159 ?f160 Z N" drawooo:enhanced-path="M ?f60 ?f61 G ?f10 ?f12 ?f197 ?f198 L ?f172 ?f173 ?f54 ?f55 ?f174 ?f175 ?f159 ?f160 G ?f13 ?f14 ?f199 ?f200 Z N">
                <draw:equation draw:name="f0" draw:formula="if(0-$4 ,0,if(25000-$4 ,$4 ,25000))"/>
                <draw:equation draw:name="f1" draw:formula="?f0 *2/1"/>
                <draw:equation draw:name="f2" draw:formula="if(0-$0 ,0,if(?f1 -$0 ,$0 ,?f1 ))"/>
                <draw:equation draw:name="f3" draw:formula="if(1-$2 ,1,if(21599999-$2 ,$2 ,21599999))"/>
                <draw:equation draw:name="f4" draw:formula="if(0-$3 ,0,if(21599999-$3 ,$3 ,21599999))"/>
                <draw:equation draw:name="f5" draw:formula="min(logwidth,logheight)"/>
                <draw:equation draw:name="f6" draw:formula="?f5 *?f2 /100000"/>
                <draw:equation draw:name="f7" draw:formula="?f5 *?f0 /100000"/>
                <draw:equation draw:name="f8" draw:formula="?f6 *1/2"/>
                <draw:equation draw:name="f9" draw:formula="logwidth/2"/>
                <draw:equation draw:name="f10" draw:formula="?f9 +?f8 -?f7 "/>
                <draw:equation draw:name="f11" draw:formula="logheight/2"/>
                <draw:equation draw:name="f12" draw:formula="?f11 +?f8 -?f7 "/>
                <draw:equation draw:name="f13" draw:formula="?f10 +0-?f6 "/>
                <draw:equation draw:name="f14" draw:formula="?f12 +0-?f6 "/>
                <draw:equation draw:name="f15" draw:formula="?f13 +?f8 -0"/>
                <draw:equation draw:name="f16" draw:formula="?f14 +?f8 -0"/>
                <draw:equation draw:name="f17" draw:formula="?f15 *sin(pi*(?f3 )/10800000)"/>
                <draw:equation draw:name="f18" draw:formula="?f16 *cos(pi*(?f3 )/10800000)"/>
                <draw:equation draw:name="f19" draw:formula="?f15 *(cos(atan2(?f17 ,?f18 )))"/>
                <draw:equation draw:name="f20" draw:formula="?f16 *(sin(atan2(?f17 ,?f18 )))"/>
                <draw:equation draw:name="f21" draw:formula="logwidth/2"/>
                <draw:equation draw:name="f22" draw:formula="?f21 +?f19 -0"/>
                <draw:equation draw:name="f23" draw:formula="logheight/2"/>
                <draw:equation draw:name="f24" draw:formula="?f23 +?f20 -0"/>
                <draw:equation draw:name="f25" draw:formula="min(?f13 ,?f14 )"/>
                <draw:equation draw:name="f26" draw:formula="?f19 *?f19 /1"/>
                <draw:equation draw:name="f27" draw:formula="?f20 *?f20 /1"/>
                <draw:equation draw:name="f28" draw:formula="?f25 *?f25 /1"/>
                <draw:equation draw:name="f29" draw:formula="?f26 +0-?f28 "/>
                <draw:equation draw:name="f30" draw:formula="?f27 +0-?f28 "/>
                <draw:equation draw:name="f31" draw:formula="?f29 *?f30 /?f26 "/>
                <draw:equation draw:name="f32" draw:formula="?f31 *1/?f27 "/>
                <draw:equation draw:name="f33" draw:formula="1+0-?f32 "/>
                <draw:equation draw:name="f34" draw:formula="sqrt(?f33 )"/>
                <draw:equation draw:name="f35" draw:formula="?f29 *1/?f19 "/>
                <draw:equation draw:name="f36" draw:formula="?f35 *1/?f20 "/>
                <draw:equation draw:name="f37" draw:formula="(1+?f34 )/?f36 "/>
                <draw:equation draw:name="f38" draw:formula="(10800000*atan2(?f37 ,1))/pi"/>
                <draw:equation draw:name="f39" draw:formula="?f38 +21600000-0"/>
                <draw:equation draw:name="f40" draw:formula="if(?f38 ,?f38 ,?f39 )"/>
                <draw:equation draw:name="f41" draw:formula="?f40 +0-?f3 "/>
                <draw:equation draw:name="f42" draw:formula="?f41 +21600000-0"/>
                <draw:equation draw:name="f43" draw:formula="if(?f41 ,?f41 ,?f42 )"/>
                <draw:equation draw:name="f44" draw:formula="?f43 +0-10800000"/>
                <draw:equation draw:name="f45" draw:formula="?f43 +0-21600000"/>
                <draw:equation draw:name="f46" draw:formula="if(?f44 ,?f45 ,?f43 )"/>
                <draw:equation draw:name="f47" draw:formula="abs(?f46 )"/>
                <draw:equation draw:name="f48" draw:formula="if(0-$1 ,0,if(?f47 -$1 ,$1 ,?f47 ))"/>
                <draw:equation draw:name="f49" draw:formula="?f3 +?f48 -0"/>
                <draw:equation draw:name="f50" draw:formula="?f15 *sin(pi*(?f49 )/10800000)"/>
                <draw:equation draw:name="f51" draw:formula="?f16 *cos(pi*(?f49 )/10800000)"/>
                <draw:equation draw:name="f52" draw:formula="?f15 *(cos(atan2(?f50 ,?f51 )))"/>
                <draw:equation draw:name="f53" draw:formula="?f16 *(sin(atan2(?f50 ,?f51 )))"/>
                <draw:equation draw:name="f54" draw:formula="?f21 +?f52 -0"/>
                <draw:equation draw:name="f55" draw:formula="?f23 +?f53 -0"/>
                <draw:equation draw:name="f56" draw:formula="?f10 *sin(pi*(?f4 )/10800000)"/>
                <draw:equation draw:name="f57" draw:formula="?f12 *cos(pi*(?f4 )/10800000)"/>
                <draw:equation draw:name="f58" draw:formula="?f10 *(cos(atan2(?f56 ,?f57 )))"/>
                <draw:equation draw:name="f59" draw:formula="?f12 *(sin(atan2(?f56 ,?f57 )))"/>
                <draw:equation draw:name="f60" draw:formula="?f21 +?f58 -0"/>
                <draw:equation draw:name="f61" draw:formula="?f23 +?f59 -0"/>
                <draw:equation draw:name="f62" draw:formula="?f7 *cos(pi*(?f49 )/10800000)"/>
                <draw:equation draw:name="f63" draw:formula="?f7 *sin(pi*(?f49 )/10800000)"/>
                <draw:equation draw:name="f64" draw:formula="?f22 +?f62 -0"/>
                <draw:equation draw:name="f65" draw:formula="?f24 +?f63 -0"/>
                <draw:equation draw:name="f66" draw:formula="?f7 *cos(pi*(?f49 )/10800000)"/>
                <draw:equation draw:name="f67" draw:formula="?f7 *sin(pi*(?f49 )/10800000)"/>
                <draw:equation draw:name="f68" draw:formula="?f22 +0-?f66 "/>
                <draw:equation draw:name="f69" draw:formula="?f24 +0-?f67 "/>
                <draw:equation draw:name="f70" draw:formula="?f68 +0-?f21 "/>
                <draw:equation draw:name="f71" draw:formula="?f69 +0-?f23 "/>
                <draw:equation draw:name="f72" draw:formula="?f64 +0-?f21 "/>
                <draw:equation draw:name="f73" draw:formula="?f65 +0-?f23 "/>
                <draw:equation draw:name="f74" draw:formula="min(?f10 ,?f12 )"/>
                <draw:equation draw:name="f75" draw:formula="?f70 *?f74 /?f10 "/>
                <draw:equation draw:name="f76" draw:formula="?f71 *?f74 /?f12 "/>
                <draw:equation draw:name="f77" draw:formula="?f72 *?f74 /?f10 "/>
                <draw:equation draw:name="f78" draw:formula="?f73 *?f74 /?f12 "/>
                <draw:equation draw:name="f79" draw:formula="?f77 +0-?f75 "/>
                <draw:equation draw:name="f80" draw:formula="?f78 +0-?f76 "/>
                <draw:equation draw:name="f81" draw:formula="sqrt(?f79 *?f79 +?f80 *?f80 +0*0)"/>
                <draw:equation draw:name="f82" draw:formula="?f75 *?f78 /1"/>
                <draw:equation draw:name="f83" draw:formula="?f77 *?f76 /1"/>
                <draw:equation draw:name="f84" draw:formula="?f82 +0-?f83 "/>
                <draw:equation draw:name="f85" draw:formula="?f74 *?f74 /1"/>
                <draw:equation draw:name="f86" draw:formula="?f81 *?f81 /1"/>
                <draw:equation draw:name="f87" draw:formula="?f85 *?f86 /1"/>
                <draw:equation draw:name="f88" draw:formula="?f84 *?f84 /1"/>
                <draw:equation draw:name="f89" draw:formula="?f87 +0-?f88 "/>
                <draw:equation draw:name="f90" draw:formula="max(?f89 ,0)"/>
                <draw:equation draw:name="f91" draw:formula="sqrt(?f90 )"/>
                <draw:equation draw:name="f92" draw:formula="?f80 *-1/1"/>
                <draw:equation draw:name="f93" draw:formula="if(?f92 ,-1,1)"/>
                <draw:equation draw:name="f94" draw:formula="?f93 *?f79 /1"/>
                <draw:equation draw:name="f95" draw:formula="?f94 *?f91 /1"/>
                <draw:equation draw:name="f96" draw:formula="?f84 *?f80 /1"/>
                <draw:equation draw:name="f97" draw:formula="(?f96 +?f95 )/?f86 "/>
                <draw:equation draw:name="f98" draw:formula="?f96 +0-?f95 "/>
                <draw:equation draw:name="f99" draw:formula="?f98 *1/?f86 "/>
                <draw:equation draw:name="f100" draw:formula="abs(?f80 )"/>
                <draw:equation draw:name="f101" draw:formula="?f100 *?f91 /1"/>
                <draw:equation draw:name="f102" draw:formula="?f84 *?f79 /-1"/>
                <draw:equation draw:name="f103" draw:formula="(?f102 +?f101 )/?f86 "/>
                <draw:equation draw:name="f104" draw:formula="?f102 +0-?f101 "/>
                <draw:equation draw:name="f105" draw:formula="?f104 *1/?f86 "/>
                <draw:equation draw:name="f106" draw:formula="?f77 +0-?f97 "/>
                <draw:equation draw:name="f107" draw:formula="?f77 +0-?f99 "/>
                <draw:equation draw:name="f108" draw:formula="?f78 +0-?f103 "/>
                <draw:equation draw:name="f109" draw:formula="?f78 +0-?f105 "/>
                <draw:equation draw:name="f110" draw:formula="sqrt(?f106 *?f106 +?f108 *?f108 +0*0)"/>
                <draw:equation draw:name="f111" draw:formula="sqrt(?f107 *?f107 +?f109 *?f109 +0*0)"/>
                <draw:equation draw:name="f112" draw:formula="?f111 +0-?f110 "/>
                <draw:equation draw:name="f113" draw:formula="if(?f112 ,?f97 ,?f99 )"/>
                <draw:equation draw:name="f114" draw:formula="if(?f112 ,?f103 ,?f105 )"/>
                <draw:equation draw:name="f115" draw:formula="?f113 *?f10 /?f74 "/>
                <draw:equation draw:name="f116" draw:formula="?f114 *?f12 /?f74 "/>
                <draw:equation draw:name="f117" draw:formula="?f21 +?f115 -0"/>
                <draw:equation draw:name="f118" draw:formula="?f23 +?f116 -0"/>
                <draw:equation draw:name="f119" draw:formula="?f70 *?f25 /?f13 "/>
                <draw:equation draw:name="f120" draw:formula="?f71 *?f25 /?f14 "/>
                <draw:equation draw:name="f121" draw:formula="?f72 *?f25 /?f13 "/>
                <draw:equation draw:name="f122" draw:formula="?f73 *?f25 /?f14 "/>
                <draw:equation draw:name="f123" draw:formula="?f121 +0-?f119 "/>
                <draw:equation draw:name="f124" draw:formula="?f122 +0-?f120 "/>
                <draw:equation draw:name="f125" draw:formula="sqrt(?f123 *?f123 +?f124 *?f124 +0*0)"/>
                <draw:equation draw:name="f126" draw:formula="?f119 *?f122 /1"/>
                <draw:equation draw:name="f127" draw:formula="?f121 *?f120 /1"/>
                <draw:equation draw:name="f128" draw:formula="?f126 +0-?f127 "/>
                <draw:equation draw:name="f129" draw:formula="?f25 *?f25 /1"/>
                <draw:equation draw:name="f130" draw:formula="?f125 *?f125 /1"/>
                <draw:equation draw:name="f131" draw:formula="?f129 *?f130 /1"/>
                <draw:equation draw:name="f132" draw:formula="?f128 *?f128 /1"/>
                <draw:equation draw:name="f133" draw:formula="?f131 +0-?f132 "/>
                <draw:equation draw:name="f134" draw:formula="max(?f133 ,0)"/>
                <draw:equation draw:name="f135" draw:formula="sqrt(?f134 )"/>
                <draw:equation draw:name="f136" draw:formula="?f93 *?f123 /1"/>
                <draw:equation draw:name="f137" draw:formula="?f136 *?f135 /1"/>
                <draw:equation draw:name="f138" draw:formula="?f128 *?f124 /1"/>
                <draw:equation draw:name="f139" draw:formula="(?f138 +?f137 )/?f130 "/>
                <draw:equation draw:name="f140" draw:formula="?f138 +0-?f137 "/>
                <draw:equation draw:name="f141" draw:formula="?f140 *1/?f130 "/>
                <draw:equation draw:name="f142" draw:formula="abs(?f124 )"/>
                <draw:equation draw:name="f143" draw:formula="?f142 *?f135 /1"/>
                <draw:equation draw:name="f144" draw:formula="?f128 *?f123 /-1"/>
                <draw:equation draw:name="f145" draw:formula="(?f144 +?f143 )/?f130 "/>
                <draw:equation draw:name="f146" draw:formula="?f144 +0-?f143 "/>
                <draw:equation draw:name="f147" draw:formula="?f146 *1/?f130 "/>
                <draw:equation draw:name="f148" draw:formula="?f119 +0-?f139 "/>
                <draw:equation draw:name="f149" draw:formula="?f119 +0-?f141 "/>
                <draw:equation draw:name="f150" draw:formula="?f120 +0-?f145 "/>
                <draw:equation draw:name="f151" draw:formula="?f120 +0-?f147 "/>
                <draw:equation draw:name="f152" draw:formula="sqrt(?f148 *?f148 +?f150 *?f150 +0*0)"/>
                <draw:equation draw:name="f153" draw:formula="sqrt(?f149 *?f149 +?f151 *?f151 +0*0)"/>
                <draw:equation draw:name="f154" draw:formula="?f153 +0-?f152 "/>
                <draw:equation draw:name="f155" draw:formula="if(?f154 ,?f139 ,?f141 )"/>
                <draw:equation draw:name="f156" draw:formula="if(?f154 ,?f145 ,?f147 )"/>
                <draw:equation draw:name="f157" draw:formula="?f155 *?f13 /?f25 "/>
                <draw:equation draw:name="f158" draw:formula="?f156 *?f14 /?f25 "/>
                <draw:equation draw:name="f159" draw:formula="?f21 +?f157 -0"/>
                <draw:equation draw:name="f160" draw:formula="?f23 +?f158 -0"/>
                <draw:equation draw:name="f161" draw:formula="(10800000*atan2(?f158 ,?f157 ))/pi"/>
                <draw:equation draw:name="f162" draw:formula="?f161 +21600000-0"/>
                <draw:equation draw:name="f163" draw:formula="if(?f161 ,?f161 ,?f162 )"/>
                <draw:equation draw:name="f164" draw:formula="?f4 +0-?f163 "/>
                <draw:equation draw:name="f165" draw:formula="?f164 +0-21600000"/>
                <draw:equation draw:name="f166" draw:formula="if(?f164 ,?f165 ,?f164 )"/>
                <draw:equation draw:name="f167" draw:formula="?f117 +0-?f159 "/>
                <draw:equation draw:name="f168" draw:formula="?f118 +0-?f160 "/>
                <draw:equation draw:name="f169" draw:formula="sqrt(?f167 *?f167 +?f168 *?f168 +0*0)"/>
                <draw:equation draw:name="f170" draw:formula="?f169 *1/2"/>
                <draw:equation draw:name="f171" draw:formula="?f170 +0-?f7 "/>
                <draw:equation draw:name="f172" draw:formula="if(?f171 ,?f117 ,?f64 )"/>
                <draw:equation draw:name="f173" draw:formula="if(?f171 ,?f118 ,?f65 )"/>
                <draw:equation draw:name="f174" draw:formula="if(?f171 ,?f159 ,?f68 )"/>
                <draw:equation draw:name="f175" draw:formula="if(?f171 ,?f160 ,?f69 )"/>
                <draw:equation draw:name="f176" draw:formula="(10800000*atan2(?f116 ,?f115 ))/pi"/>
                <draw:equation draw:name="f177" draw:formula="?f176 +21600000-0"/>
                <draw:equation draw:name="f178" draw:formula="if(?f176 ,?f176 ,?f177 )"/>
                <draw:equation draw:name="f179" draw:formula="?f178 +0-?f4 "/>
                <draw:equation draw:name="f180" draw:formula="?f179 +21600000-0"/>
                <draw:equation draw:name="f181" draw:formula="if(?f179 ,?f179 ,?f180 )"/>
                <draw:equation draw:name="f182" draw:formula="?f15 *sin(pi*(?f4 )/10800000)"/>
                <draw:equation draw:name="f183" draw:formula="?f16 *cos(pi*(?f4 )/10800000)"/>
                <draw:equation draw:name="f184" draw:formula="?f15 *(cos(atan2(?f182 ,?f183 )))"/>
                <draw:equation draw:name="f185" draw:formula="?f16 *(sin(atan2(?f182 ,?f183 )))"/>
                <draw:equation draw:name="f186" draw:formula="?f21 +?f184 -0"/>
                <draw:equation draw:name="f187" draw:formula="?f23 +?f185 -0"/>
                <draw:equation draw:name="f188" draw:formula="?f4 +0-5400000"/>
                <draw:equation draw:name="f189" draw:formula="?f49 +5400000-0"/>
                <draw:equation draw:name="f190" draw:formula="?f49 +10800000-0"/>
                <draw:equation draw:name="f191" draw:formula="?f10 *cos(pi*(2700000)/10800000)"/>
                <draw:equation draw:name="f192" draw:formula="?f12 *sin(pi*(2700000)/10800000)"/>
                <draw:equation draw:name="f193" draw:formula="?f21 +0-?f191 "/>
                <draw:equation draw:name="f194" draw:formula="?f21 +?f191 -0"/>
                <draw:equation draw:name="f195" draw:formula="?f23 +0-?f192 "/>
                <draw:equation draw:name="f196" draw:formula="?f23 +?f192 -0"/>
                <draw:equation draw:name="f197" draw:formula="(?f4 )/60000.0"/>
                <draw:equation draw:name="f198" draw:formula="(?f181 )/60000.0"/>
                <draw:equation draw:name="f199" draw:formula="(?f163 )/60000.0"/>
                <draw:equation draw:name="f200" draw:formula="(?f166 )/60000.0"/>
                <draw:handle draw:handle-position="?f54 ?f55"/>
                <draw:handle draw:handle-position="?f60 ?f61"/>
                <draw:handle draw:handle-radius-range-minimum="0" draw:handle-radius-range-maximum="?f1" draw:handle-position="?f117 ?f118"/>
                <draw:handle draw:handle-radius-range-minimum="0" draw:handle-radius-range-maximum="25000" draw:handle-position="?f68 ?f69"/>
              </draw:enhanced-geometry>
            </draw:custom-shape>
          </draw:g>
        </draw:g>
        <draw:rect draw:style-name="gr10" draw:text-style-name="P3" draw:layer="layout" svg:width="13cm" svg:height="3.2cm" svg:x="3.621cm" svg:y="3.689cm">
          <text:p/>
        </draw:rect>
        <draw:rect draw:style-name="gr10" draw:text-style-name="P3" draw:layer="layout" svg:width="2.5cm" svg:height="2.5cm" svg:x="8.3cm" svg:y="10.3cm">
          <text:p/>
        </draw:rect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05T14:29:54.781353376</meta:creation-date>
    <dc:date>2024-07-05T16:26:25.268879375</dc:date>
    <meta:editing-duration>PT22M58S</meta:editing-duration>
    <meta:editing-cycles>7</meta:editing-cycles>
    <meta:generator>LibreOffice/7.3.7.2$Linux_X86_64 LibreOffice_project/30$Build-2</meta:generator>
    <meta:document-statistic meta:object-count="18"/>
  </office:meta>
</office:document-meta>
</file>